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161cm" draw:marker-end-width="0.161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161cm" draw:marker-end-width="0.161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svg:stroke-width="0.051cm" svg:stroke-color="#000000" draw:marker-end="Arrow" draw:marker-end-width="0.153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116cm" svg:height="1.147cm" svg:x="2.18cm" svg:y="5.214cm">
          <text:p text:style-name="P1"/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1.757cm" svg:height="0.553cm" svg:x="3.36cm" svg:y="4.0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1§display§k=1§svg§600§FALSE</svg:desc>
          <draw:polygon draw:style-name="gr3" draw:layer="layout" svg:width="0.922cm" svg:height="0.269cm" svg:x="3.736cm" svg:y="4.17cm" svg:viewBox="0 0 923 270" draw:points="462,270 0,270 0,0 923,0 923,270">
            <text:p/>
          </draw:polygon>
          <draw:path draw:style-name="gr4" draw:layer="layout" svg:width="0.175cm" svg:height="0.273cm" svg:x="3.757cm" svg:y="4.17cm" svg:viewBox="0 0 176 274" svg:d="M90 4c0 0 0-4-5-4-9 0-37 3-48 4-3 0-6 0-6 8 0 5 3 5 9 5 18 0 19 2 19 6l-1 8-57 223c-1 6-1 7-1 9 0 9 8 11 11 11 6 0 11-3 13-9 2-3 20-75 22-85 13 2 45 8 45 33 0 4 0 5-1 8-1 6-1 10-1 14 0 24 16 39 35 39 12 0 22-7 31-21 10-16 14-38 14-40 0-3-3-3-4-3-4 0-4 1-5 7-8 28-18 48-35 48-7 0-12-4-12-19 0-6 1-15 3-20 2-7 2-9 2-13 0-25-24-36-59-40 13-8 26-20 35-29 18-21 36-37 55-37 3 0 3 0 4 0 4 1 4 1 8 3 1 0 1 1 1 1-18 1-22 17-22 21 0 7 4 14 15 14 10 0 21-8 21-24 0-11-9-24-26-24-11 0-29 3-56 34-14 14-29 31-44 36z">
            <text:p/>
          </draw:path>
          <draw:path draw:style-name="gr4" draw:layer="layout" svg:width="0.258cm" svg:height="0.09cm" svg:x="4.078cm" svg:y="4.297cm" svg:viewBox="0 0 259 91" svg:d="M245 15c6 0 14 0 14-7 0-8-8-8-14-8h-232c-5 0-13 0-13 8 0 7 8 7 13 7zM245 91c6 0 14 0 14-7 0-8-8-8-14-8h-232c-5 0-13 0-13 8 0 7 8 7 13 7z">
            <text:p/>
          </draw:path>
          <draw:path draw:style-name="gr4" draw:layer="layout" svg:width="0.128cm" svg:height="0.258cm" svg:x="4.499cm" svg:y="4.181cm" svg:viewBox="0 0 129 259" svg:d="M80 10c0-9 0-10-8-10-25 25-60 25-72 25v12c8 0 31 0 51-11v202c0 14-1 18-37 18h-12v13c15-2 48-2 64-2 15 0 50 0 63 2v-13h-12c-36 0-37-4-37-18z">
            <text:p/>
          </draw:path>
        </draw:g>
        <draw:connector draw:style-name="gr5" draw:text-style-name="P1" draw:layer="layout" draw:line-skew="-0.205cm" svg:x1="2.216cm" svg:y1="7.999cm" svg:x2="1.293cm" svg:y2="7.125cm" draw:start-shape="id1" draw:start-glue-point="5" svg:d="M2216 7999h-923v-874" svg:viewBox="0 0 924 875">
          <text:p/>
        </draw:connector>
        <draw:connector draw:style-name="gr5" draw:text-style-name="P1" xml:id="id5" draw:id="id5" draw:layer="layout" svg:x1="4.238cm" svg:y1="4.587cm" svg:x2="4.238cm" svg:y2="5.214cm" draw:start-shape="id2" draw:start-glue-point="2" draw:end-shape="id3" draw:end-glue-point="4" svg:d="M4238 4587v627" svg:viewBox="0 0 1 628">
          <text:p/>
        </draw:connector>
        <draw:g>
          <svg:title>TexMaths</svg:title>
          <svg:desc>11§latex§No§svg§600§FALSE</svg:desc>
          <draw:polygon draw:style-name="gr3" draw:layer="layout" svg:width="0.483cm" svg:height="0.265cm" svg:x="1.477cm" svg:y="7.625cm" svg:viewBox="0 0 484 266" draw:points="242,266 0,266 0,0 484,0 484,266">
            <text:p/>
          </draw:polygon>
          <draw:path draw:style-name="gr4" draw:layer="layout" svg:width="0.264cm" svg:height="0.265cm" svg:x="1.49cm" svg:y="7.625cm" svg:viewBox="0 0 265 266" svg:d="M77 6c-3-6-3-6-11-6h-66v12h11c7 0 14 0 20 1 9 1 9 1 9 9v203c0 11 0 28-40 28v13c13 0 33-2 45-2 13 0 32 2 46 2v-13c-40 0-40-17-40-28v-203c2 2 2 3 4 6l158 232c4 6 4 6 7 6 6 0 6-3 6-10v-215c0-10 0-29 39-29v-12c-13 0-33 1-45 1-13 0-32-1-46-1v12c41 0 41 19 41 29v166z">
            <text:p/>
          </draw:path>
          <draw:path draw:style-name="gr4" draw:layer="layout" svg:width="0.172cm" svg:height="0.178cm" svg:x="1.777cm" svg:y="7.716cm" svg:viewBox="0 0 173 179" svg:d="M173 91c0-50-40-91-86-91-50 0-87 43-87 91 0 50 41 88 86 88 47 0 87-38 87-88zM87 169c-18 0-34-8-45-26-10-17-10-41-10-55 0-15 0-36 10-54 10-17 28-25 44-25 17 0 34 9 44 25 10 17 10 39 10 54 0 14 0 35-8 52-9 18-26 29-45 29z">
            <text:p/>
          </draw:path>
        </draw:g>
        <draw:custom-shape draw:style-name="gr2" draw:text-style-name="P1" xml:id="id4" draw:id="id4" draw:layer="layout" svg:width="1.905cm" svg:height="0.596cm" svg:x="0.341cm" svg:y="6.55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978cm" svg:x1="1.293cm" svg:y1="6.555cm" svg:x2="4.238cm" svg:y2="4.9cm" draw:start-shape="id4" draw:start-glue-point="0" draw:end-shape="id5" draw:end-glue-point="0" svg:d="M1293 6555v-1655h2945" svg:viewBox="0 0 2946 1656">
          <text:p/>
        </draw:connector>
        <draw:connector draw:style-name="gr7" draw:text-style-name="P1" draw:layer="layout" svg:x1="4.238cm" svg:y1="6.361cm" svg:x2="4.243cm" svg:y2="7.134cm" draw:start-shape="id3" draw:start-glue-point="6" draw:end-shape="id1" draw:end-glue-point="4" svg:d="M4238 6361v386h5v387" svg:viewBox="0 0 6 774">
          <text:p/>
        </draw:connector>
        <draw:custom-shape draw:style-name="gr1" draw:text-style-name="P1" xml:id="id6" draw:id="id6" draw:layer="layout" svg:width="6.731cm" svg:height="1.397cm" svg:x="0.862cm" svg:y="2.005cm">
          <text:p text:style-name="P1"/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svg:title>TexMaths</svg:title>
          <svg:desc>11§display§k \leftarrow k + 1§svg§600§FALSE</svg:desc>
          <draw:polygon draw:style-name="gr3" draw:layer="layout" svg:width="1.694cm" svg:height="0.3cm" svg:x="0.467cm" svg:y="6.713cm" svg:viewBox="0 0 1695 301" draw:points="848,301 0,301 0,0 1695,0 1695,301">
            <text:p/>
          </draw:polygon>
          <draw:path draw:style-name="gr4" draw:layer="layout" svg:width="0.175cm" svg:height="0.273cm" svg:x="0.488cm" svg:y="6.713cm" svg:viewBox="0 0 176 274" svg:d="M90 4c0 0 0-4-5-4-9 0-37 3-48 4-3 0-6 0-6 8 0 4 3 4 9 4 18 0 19 3 19 7l-1 8-57 223c-1 5-1 6-1 9 0 8 8 11 11 11 5 0 11-4 13-9 2-4 20-75 22-85 13 1 45 8 45 33 0 3 0 5-1 8-1 5-1 10-1 14 0 23 15 39 35 39 12 0 22-7 31-21 10-17 14-39 14-40 0-3-3-3-4-3-4 0-4 1-6 6-7 29-17 49-34 49-7 0-12-5-12-19 0-7 1-15 2-21 3-6 3-9 3-12 0-25-25-36-59-41 12-7 26-19 34-28 19-21 37-37 55-37 4 0 4 0 5 0 4 1 4 1 8 3 1 0 1 1 1 1-18 1-22 16-22 21 0 6 4 14 15 14 10 0 21-9 21-24 0-11-9-24-26-24-11 0-29 3-57 34-13 14-28 31-44 36z">
            <text:p/>
          </draw:path>
          <draw:path draw:style-name="gr4" draw:layer="layout" svg:width="0.343cm" svg:height="0.201cm" svg:x="0.809cm" svg:y="6.783cm" svg:viewBox="0 0 344 202" svg:d="M330 109c8 0 14 0 14-8s-6-8-14-8h-288c22-16 32-31 35-37 18-26 21-51 21-52 0-4-5-4-8-4-6 0-8 1-9 8-8 38-32 70-76 89-4 1-5 2-5 4 0 3 2 3 5 6 41 16 68 47 76 90 1 4 3 5 9 5 3 0 8 0 8-4 0 0-3-26-20-51-8-12-19-25-36-38z">
            <text:p/>
          </draw:path>
          <draw:path draw:style-name="gr4" draw:layer="layout" svg:width="0.175cm" svg:height="0.273cm" svg:x="1.303cm" svg:y="6.713cm" svg:viewBox="0 0 176 274" svg:d="M90 4c0 0 0-4-5-4-9 0-37 3-48 4-3 0-6 0-6 8 0 4 3 4 9 4 18 0 19 3 19 7l-1 8-57 223c-1 5-1 6-1 9 0 8 8 11 11 11 5 0 11-4 13-9 2-4 20-75 22-85 13 1 45 8 45 33 0 3 0 5-1 8-1 5-1 10-1 14 0 23 15 39 35 39 12 0 22-7 31-21 10-17 14-39 14-40 0-3-3-3-4-3-4 0-4 1-6 6-7 29-17 49-34 49-7 0-12-5-12-19 0-7 1-15 2-21 3-6 3-9 3-12 0-25-25-36-59-41 12-7 26-19 34-28 19-21 37-37 55-37 4 0 4 0 5 0 4 1 4 1 8 3 1 0 1 1 1 1-19 1-22 16-22 21 0 6 4 14 15 14 10 0 21-9 21-24 0-11-9-24-26-24-11 0-29 3-57 34-14 14-28 31-44 36z">
            <text:p/>
          </draw:path>
          <draw:path draw:style-name="gr4" draw:layer="layout" svg:width="0.257cm" svg:height="0.257cm" svg:x="1.603cm" svg:y="6.756cm" svg:viewBox="0 0 258 258" svg:d="M137 137h108c6 0 13 0 13-7 0-9-7-9-13-9h-108v-108c0-5 0-13-7-13-9 0-9 8-9 13v108h-108c-5 0-13 0-13 9 0 7 8 7 13 7h108v108c0 5 0 13 9 13 7 0 7-8 7-13z">
            <text:p/>
          </draw:path>
          <draw:path draw:style-name="gr4" draw:layer="layout" svg:width="0.128cm" svg:height="0.257cm" svg:x="2.003cm" svg:y="6.724cm" svg:viewBox="0 0 129 258" svg:d="M80 10c0-9 0-10-9-10-24 25-59 25-71 25v12c8 0 31 0 51-11v201c0 15-2 19-37 19h-12v12c14-1 47-1 64-1 15 0 49 0 63 1v-12h-12c-36 0-37-4-37-19z">
            <text:p/>
          </draw:path>
        </draw:g>
        <draw:connector draw:style-name="gr6" draw:text-style-name="P1" draw:layer="layout" draw:type="line" svg:x1="4.228cm" svg:y1="3.402cm" svg:x2="4.238cm" svg:y2="4.034cm" draw:start-shape="id6" draw:start-glue-point="6" draw:end-shape="id2" draw:end-glue-point="0" svg:d="M4228 3402l10 632" svg:viewBox="0 0 11 633">
          <text:p/>
        </draw:connector>
        <draw:g>
          <svg:title>TexMaths</svg:title>
          <svg:desc>11§latex§If $\big| \sum_{i \in X} S_i \big| &gt;  C$§svg§600§FALSE</svg:desc>
          <draw:polygon draw:style-name="gr3" draw:layer="layout" svg:width="2.978cm" svg:height="0.466cm" svg:x="2.765cm" svg:y="7.814cm" svg:viewBox="0 0 2979 467" draw:points="1490,467 0,467 0,0 2979,0 2979,467">
            <text:p/>
          </draw:polygon>
          <draw:path draw:style-name="gr4" draw:layer="layout" svg:width="0.118cm" svg:height="0.264cm" svg:x="2.776cm" svg:y="7.879cm" svg:viewBox="0 0 119 265" svg:d="M77 31c0-14 1-19 32-19h10v-12c-13 1-44 1-60 1-15 0-46 0-59-1v12h10c31 0 32 5 32 19v205c0 13-1 17-32 17h-10v12c13-1 44-1 59-1 16 0 47 0 60 1v-12h-10c-31 0-32-4-32-17z">
            <text:p/>
          </draw:path>
          <draw:path draw:style-name="gr4" draw:layer="layout" svg:width="0.126cm" svg:height="0.273cm" svg:x="2.918cm" svg:y="7.87cm" svg:viewBox="0 0 127 274" svg:d="M55 107v-45c0-34 19-53 36-53 1 0 7 0 14 2-6 2-13 7-13 17 0 8 7 16 17 16 12 0 18-8 18-16 0-15-15-28-36-28-27 0-60 21-60 62v45h-31v12h31v125c0 18-5 18-31 18v12c15-1 34-1 45-1 16 0 34 0 50 1v-12h-9c-29 0-30-4-30-19v-124h45v-12z">
            <text:p/>
          </draw:path>
          <draw:path draw:style-name="gr4" draw:layer="layout" svg:width="0.017cm" svg:height="0.249cm" svg:x="3.207cm" svg:y="7.806cm" svg:viewBox="0 0 18 250" svg:d="M0 236c0 5 0 14 9 14s9-8 9-14v-222c0-6 0-14-9-14s-9 8-9 14z">
            <text:p/>
          </draw:path>
          <draw:path draw:style-name="gr4" draw:layer="layout" svg:width="0.017cm" svg:height="0.249cm" svg:x="3.207cm" svg:y="8.037cm" svg:viewBox="0 0 18 250" svg:d="M0 236c0 5 0 14 9 14s9-8 9-14v-222c0-6 0-14-9-14s-9 8-9 14z">
            <text:p/>
          </draw:path>
          <draw:path draw:style-name="gr4" draw:layer="layout" svg:width="0.364cm" svg:height="0.386cm" svg:x="3.367cm" svg:y="7.852cm" svg:viewBox="0 0 365 387" svg:d="M142 207l-138 171c-3 3-4 4-4 6 0 3 4 3 11 3h321l33-95h-9c-9 28-36 53-69 64-5 2-33 11-90 11h-164l134-167c2-3 4-4 4-6 0-1 0-2-3-6l-126-173h154c44 0 133 4 160 75h9l-33-90h-321c-11 0-11 0-11 12z">
            <text:p/>
          </draw:path>
          <draw:path draw:style-name="gr4" draw:layer="layout" svg:width="0.083cm" svg:height="0.183cm" svg:x="3.766cm" svg:y="8.079cm" svg:viewBox="0 0 84 184" svg:d="M76 10c0-4-3-10-11-10s-15 7-15 15c0 5 3 10 11 10 7 0 15-7 15-15zM20 149c-1 3-2 6-2 12 0 12 11 23 26 23 28 0 40-39 40-42 0-4-5-4-5-4-4 0-4 2-5 5-7 21-19 33-30 33-5 0-7-4-7-10s3-11 5-17c3-8 5-15 9-22 2-7 12-31 13-35 1-3 2-6 2-8 0-14-11-23-26-23-28 0-40 37-40 41s3 4 4 4c5 0 5-1 6-5 7-23 19-33 29-33 4 0 7 2 7 10 0 6-2 10-9 27z">
            <text:p/>
          </draw:path>
          <draw:path draw:style-name="gr4" draw:layer="layout" svg:width="0.15cm" svg:height="0.177cm" svg:x="3.891cm" svg:y="8.102cm" svg:viewBox="0 0 151 178" svg:d="M140 96c4 0 11 0 11-7 0-6-7-6-11-6h-127c5-40 38-70 81-70h46c4 0 11 0 11-6 0-7-7-7-11-7h-48c-50 0-92 40-92 89 0 50 42 89 92 89h48c4 0 11 0 11-6 0-7-7-7-11-7h-46c-43 0-76-30-81-69z">
            <text:p/>
          </draw:path>
          <draw:path draw:style-name="gr4" draw:layer="layout" svg:width="0.239cm" svg:height="0.185cm" svg:x="4.084cm" svg:y="8.073cm" svg:viewBox="0 0 240 186" svg:d="M138 81l26-25c34-34 45-45 69-46 4 0 7 0 7-6 0-3-2-4-3-4-8 0-18 1-26 1-7 0-25-1-32-1-2 0-5 1-5 6 0 1 0 4 4 4 2 0 9 1 9 7 0 4-4 8-7 11-2 2-37 36-47 46l-27-53c0-1-1-3-1-4 0-3 5-7 14-7 2 0 5 0 5-7 0 0 0-3-4-3-6 0-12 1-18 1s-12 0-17 0c-6 0-12 0-17 0-4-1-10-1-14-1-2 0-7 0-7 6 0 4 5 4 9 4 16 0 17 2 20 8l37 76-15 14c-4 5-18 17-22 23-33 33-45 44-69 45-4 0-7 0-7 7 0 1 1 3 3 3 9 0 18-1 26-1 5 0 12 0 16 0 5 1 11 1 16 1 1 0 5 0 5-5s-3-5-4-5c-4 0-9-1-9-6s3-8 10-15l55-54 33 65c1 2 1 4 1 4 0 1-5 5-14 6-3 0-6 0-6 7 0 0 0 3 4 3 6 0 13-1 19-1s12 0 18 0c4 0 11 0 15 0 5 1 11 1 16 1 1 0 5 0 5-5s-3-5-8-5c-16 0-17-3-19-8z">
            <text:p/>
          </draw:path>
          <draw:path draw:style-name="gr4" draw:layer="layout" svg:width="0.229cm" svg:height="0.282cm" svg:x="4.449cm" svg:y="7.87cm" svg:viewBox="0 0 230 283" svg:d="M230 4c0-2 0-4-3-4s-4 0-8 6l-19 22c-10-18-29-28-55-28-49 0-97 45-97 91 0 32 21 50 41 55l42 11c14 4 36 10 36 42 0 34-32 72-70 72-25 0-68-9-68-57 0-9 2-19 2-21 1-1 1-3 1-3 0-4-3-4-4-4-3 0-4 0-5 1s-23 90-23 91c0 3 2 5 4 5 3 0 3-1 7-7l20-22c16 23 43 29 65 29 53 0 99-52 99-100 0-28-13-41-19-45-9-10-15-11-49-20-9-2-24-7-27-7-10-4-23-15-23-36 0-31 31-64 67-64 33 0 56 17 56 61 0 12-1 18-1 20s0 5 5 5c4 0 4-1 5-8z">
            <text:p/>
          </draw:path>
          <draw:path draw:style-name="gr4" draw:layer="layout" svg:width="0.083cm" svg:height="0.183cm" svg:x="4.679cm" svg:y="8.021cm" svg:viewBox="0 0 84 184" svg:d="M76 10c0-4-3-10-11-10s-15 7-15 15c0 5 3 10 11 10 7 0 15-7 15-15zM20 149c-1 3-2 6-2 12 0 12 11 23 26 23 28 0 40-39 40-42 0-4-5-4-5-4-4 0-4 2-5 5-7 21-19 33-30 33-5 0-7-4-7-10s3-11 5-17c3-8 5-15 9-22 2-7 12-31 13-35 1-3 2-6 2-8 0-14-11-23-26-23-28 0-40 37-40 41s3 4 4 4c5 0 5-1 6-5 7-23 19-33 29-33 4 0 7 2 7 10 0 6-2 10-9 27z">
            <text:p/>
          </draw:path>
          <draw:path draw:style-name="gr4" draw:layer="layout" svg:width="0.017cm" svg:height="0.249cm" svg:x="4.851cm" svg:y="7.806cm" svg:viewBox="0 0 18 250" svg:d="M0 236c0 5 0 14 9 14s9-8 9-14v-222c0-6 0-14-9-14s-9 8-9 14z">
            <text:p/>
          </draw:path>
          <draw:path draw:style-name="gr4" draw:layer="layout" svg:width="0.017cm" svg:height="0.249cm" svg:x="4.851cm" svg:y="8.037cm" svg:viewBox="0 0 18 250" svg:d="M0 236c0 5 0 14 9 14s9-8 9-14v-222c0-6 0-14-9-14s-9 8-9 14z">
            <text:p/>
          </draw:path>
          <draw:path draw:style-name="gr4" draw:layer="layout" svg:width="0.237cm" svg:height="0.225cm" svg:x="5.063cm" svg:y="7.934cm" svg:viewBox="0 0 238 226" svg:d="M230 121c4-2 8-3 8-9 0-4-4-6-8-7l-216-103c-4-2-5-2-6-2-5 0-8 3-8 8 0 3 2 5 8 9l203 95-203 97c-6 2-8 6-8 9 0 4 3 8 8 8 1 0 2 0 6-4z">
            <text:p/>
          </draw:path>
          <draw:path draw:style-name="gr4" draw:layer="layout" svg:width="0.275cm" svg:height="0.282cm" svg:x="5.459cm" svg:y="7.87cm" svg:viewBox="0 0 276 283" svg:d="M276 4c0-2-1-4-4-4-1 0-2 0-7 4l-26 30c-5-5-22-34-65-34-87 0-174 86-174 176 0 64 46 107 106 107 33 0 62-17 83-34 37-32 43-67 43-68 0-4-4-4-5-4-3 0-4 0-5 4-3 11-12 38-39 61-27 22-51 29-72 29-34 0-76-21-76-82 0-22 9-84 48-130 23-27 60-47 94-47 40 0 63 30 63 75 0 15-1 16-1 20s4 4 5 4c6 0 6-1 7-8z">
            <text:p/>
          </draw:path>
        </draw:g>
        <draw:connector draw:style-name="gr5" draw:text-style-name="P1" draw:layer="layout" draw:type="line" svg:x1="4.243cm" svg:y1="8.865cm" svg:x2="4.258cm" svg:y2="9.442cm" draw:start-shape="id1" draw:start-glue-point="6" draw:end-shape="id7" draw:end-glue-point="4" svg:d="M4243 8865l15 577" svg:viewBox="0 0 16 578">
          <text:p/>
        </draw:connector>
        <draw:custom-shape draw:style-name="gr8" draw:text-style-name="P1" xml:id="id1" draw:id="id1" draw:layer="layout" svg:width="4.054cm" svg:height="1.731cm" svg:x="2.216cm" svg:y="7.134cm">
          <text:p text:style-name="P1"><text:s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11§latex§Yes§svg§600§FALSE</svg:desc>
          <draw:polygon draw:style-name="gr3" draw:layer="layout" svg:width="0.582cm" svg:height="0.265cm" svg:x="4.387cm" svg:y="8.966cm" svg:viewBox="0 0 583 266" draw:points="292,266 0,266 0,0 583,0 583,266">
            <text:p/>
          </draw:polygon>
          <draw:path draw:style-name="gr4" draw:layer="layout" svg:width="0.282cm" svg:height="0.265cm" svg:x="4.391cm" svg:y="8.966cm" svg:viewBox="0 0 283 266" svg:d="M232 37c14-24 37-25 51-25v-12c-12 1-29 1-39 1-12 0-34-1-45-1v12c17 0 22 8 22 16 0 4-2 8-3 11l-64 104-70-114c-4-5-4-5-4-7 0-9 10-10 28-10v-12c-15 1-42 1-57 1-17 0-34 0-51-1v12h7c26 0 29 5 36 14l81 134v76c0 13-1 17-30 17h-9v13c13-2 40-2 56-2 15 0 43 0 57 2v-13h-10c-30 0-31-3-31-18v-75z">
            <text:p/>
          </draw:path>
          <draw:path draw:style-name="gr4" draw:layer="layout" svg:width="0.15cm" svg:height="0.178cm" svg:x="4.655cm" svg:y="9.057cm" svg:viewBox="0 0 151 179" svg:d="M33 76c2-57 35-67 48-67 40 0 44 53 44 67zM32 85h109c9 0 10 0 10-9 0-39-21-76-70-76-45 0-81 40-81 89 0 52 41 90 86 90 47 0 65-43 65-51 0-3-4-5-6-5-3 0-3 3-4 6-15 40-49 40-53 40-20 0-35-11-44-26-12-18-12-45-12-58z">
            <text:p/>
          </draw:path>
          <draw:path draw:style-name="gr4" draw:layer="layout" svg:width="0.127cm" svg:height="0.178cm" svg:x="4.829cm" svg:y="9.057cm" svg:viewBox="0 0 128 179" svg:d="M68 99c9 1 41 8 41 35 0 20-13 37-44 37-33 0-47-23-54-56-1-5-2-7-5-7-6 0-6 3-6 10v52c0 6 0 9 4 9 3 0 3 0 10-8 0 0 0-1 8-9 17 17 34 17 43 17 45 0 63-26 63-54 0-21-12-32-17-37-13-13-27-16-44-19-22-4-48-9-48-32 0-14 10-29 44-29 43 0 44 35 45 47 1 3 4 3 4 3 6 0 6-2 6-10v-39c0-7 0-9-5-9-2 0-2 0-7 4-1 3-6 6-7 7-14-11-31-11-36-11-49 0-63 26-63 47 0 15 7 26 17 35 13 9 24 12 51 17z">
            <text:p/>
          </draw:path>
        </draw:g>
        <draw:custom-shape draw:style-name="gr1" draw:text-style-name="P1" xml:id="id7" draw:id="id7" draw:layer="layout" svg:width="2.921cm" svg:height="0.815cm" svg:x="2.797cm" svg:y="9.442cm">
          <text:p text:style-name="P1"/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svg:title>TexMaths</svg:title>
          <svg:desc>11§latex§Set $X\leftarrow  X \backslash \{k\}$§svg§600§FALSE</svg:desc>
          <draw:polygon draw:style-name="gr3" draw:layer="layout" svg:width="2.762cm" svg:height="0.386cm" svg:x="2.914cm" svg:y="9.708cm" svg:viewBox="0 0 2763 387" draw:points="1382,387 0,387 0,0 2763,0 2763,387">
            <text:p/>
          </draw:polygon>
          <draw:path draw:style-name="gr4" draw:layer="layout" svg:width="0.172cm" svg:height="0.282cm" svg:x="2.936cm" svg:y="9.726cm" svg:viewBox="0 0 173 283" svg:d="M114 123l-50-12c-24-5-39-26-39-49 0-28 21-51 51-51 65 0 74 64 76 81 1 3 1 5 5 5 5 0 5-2 5-10v-78c0-7 0-9-5-9-2 0-3 0-5 5l-13 22c-13-12-29-27-63-27-43 0-76 34-76 75 0 33 21 60 51 71 4 1 24 7 51 13 11 3 22 6 33 20 9 10 12 22 12 35 0 28-19 56-51 56-12 0-41-2-62-20-23-22-24-47-24-61-1-3-3-3-5-3-5 0-5 2-5 9v78c0 6 0 10 4 10 3 0 4-2 6-6 0 0 1-1 14-22 12 13 38 28 72 28 45 0 77-39 77-82 0-38-27-70-59-78z">
            <text:p/>
          </draw:path>
          <draw:path draw:style-name="gr4" draw:layer="layout" svg:width="0.15cm" svg:height="0.177cm" svg:x="3.139cm" svg:y="9.825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4" draw:layer="layout" svg:width="0.121cm" svg:height="0.242cm" svg:x="3.308cm" svg:y="9.76cm" svg:viewBox="0 0 122 243" svg:d="M60 84h55v-13h-55v-71h-9c-2 32-13 74-51 75v9h33v106c0 49 36 53 51 53 27 0 38-28 38-53v-22h-10v22c0 29-11 43-26 43-26 0-26-35-26-42z">
            <text:p/>
          </draw:path>
          <draw:path draw:style-name="gr4" draw:layer="layout" svg:width="0.319cm" svg:height="0.264cm" svg:x="3.59cm" svg:y="9.734cm" svg:viewBox="0 0 320 265" svg:d="M178 106l-33-77c-1-4-2-5-2-6 0-2 7-10 23-11 3 0 8-1 8-8 0-4-5-4-6-4-16 0-33 1-49 1-10 0-33-1-43-1-2 0-8 0-8 8 0 4 5 4 10 4 23 0 25 3 29 12l46 109-83 88-4 4c-20 20-37 27-57 28-6 0-9 0-9 8 0 1 0 4 5 4 11 0 25-1 37-1 14 0 29 1 43 1 2 0 7 0 7-8 0-4-4-4-5-4-3 0-16-1-16-12 0-6 7-12 11-18l40-42 34-37 40 92c2 5 2 5 2 6 0 3-8 10-23 11-3 0-8 1-8 8 0 4 5 4 7 4 11 0 37-1 48-1 10 0 33 1 43 1 3 0 8 0 8-8 0-4-5-4-7-4-26 0-27-1-34-17-15-36-41-96-49-119 26-28 67-74 79-85 11-10 26-19 49-20 5 0 9 0 9-8 0 0 0-4-5-4-13 0-25 1-37 1-14 0-29-1-43-1-2 0-7 0-7 8 0 3 2 4 4 4 3 0 15 1 15 12 0 6-4 10-6 14z">
            <text:p/>
          </draw:path>
          <draw:path draw:style-name="gr4" draw:layer="layout" svg:width="0.343cm" svg:height="0.201cm" svg:x="4.059cm" svg:y="9.8cm" svg:viewBox="0 0 344 202" svg:d="M330 109c8 0 14 0 14-8s-6-8-14-8h-288c22-16 32-31 35-37 18-26 21-51 21-52 0-4-5-4-8-4-6 0-8 1-9 8-8 38-32 70-76 89-4 1-5 2-5 4 0 3 2 3 5 6 41 16 68 47 76 90 1 4 3 5 9 5 3 0 8 0 8-4 0 0-3-25-20-51-8-12-19-25-36-38z">
            <text:p/>
          </draw:path>
          <draw:path draw:style-name="gr4" draw:layer="layout" svg:width="0.319cm" svg:height="0.264cm" svg:x="4.542cm" svg:y="9.734cm" svg:viewBox="0 0 320 265" svg:d="M178 106l-33-77c-1-4-2-5-2-6 0-2 7-10 23-11 3 0 8-1 8-8 0-4-5-4-6-4-16 0-33 1-49 1-10 0-33-1-43-1-2 0-8 0-8 8 0 4 5 4 10 4 23 0 25 3 29 12l46 109-83 88-4 4c-20 20-37 27-57 28-6 0-9 0-9 8 0 1 0 4 5 4 11 0 25-1 37-1 14 0 29 1 43 1 2 0 7 0 7-8 0-4-4-4-5-4-3 0-16-1-16-12 0-6 7-12 11-18l40-42 34-37 40 92c2 5 2 5 2 6 0 3-8 10-23 11-3 0-8 1-8 8 0 4 5 4 7 4 11 0 37-1 48-1 10 0 33 1 43 1 3 0 8 0 8-8 0-4-5-4-7-4-26 0-27-1-34-17-15-36-41-96-49-119 26-28 67-74 79-85 11-10 26-19 49-20 5 0 9 0 9-8 0 0 0-4-5-4-13 0-25 1-37 1-14 0-29-1-43-1-2 0-7 0-7 8 0 3 2 4 4 4 3 0 15 1 15 12 0 6-4 10-6 14z">
            <text:p/>
          </draw:path>
          <draw:path draw:style-name="gr4" draw:layer="layout" svg:width="0.151cm" svg:height="0.386cm" svg:x="4.904cm" svg:y="9.708cm" svg:viewBox="0 0 152 387" svg:d="M134 378c2 6 5 9 10 9 4 0 8-3 8-8 0 0 0-1-2-5l-134-365c-2-7-3-9-8-9s-8 3-8 8c0 1 0 1 2 6z">
            <text:p/>
          </draw:path>
          <draw:path draw:style-name="gr4" draw:layer="layout" svg:width="0.138cm" svg:height="0.386cm" svg:x="5.104cm" svg:y="9.708cm" svg:viewBox="0 0 139 387" svg:d="M82 52c0-16 10-41 53-43 1-1 4-2 4-5 0-4-4-4-8-4-39 0-75 20-75 48v88c0 16 0 28-15 41-15 11-29 12-38 12-2 1-3 2-3 5 0 4 2 4 7 4 25 2 44 15 48 34 1 4 1 5 1 20v77c0 15 0 28 19 43 15 12 40 15 56 15 4 0 8 0 8-3 0-5-3-5-7-5-24-2-44-14-48-34-2-3-2-4-2-18v-82c0-17-3-24-15-36-9-8-20-12-31-15 32-9 46-27 46-50z">
            <text:p/>
          </draw:path>
          <draw:path draw:style-name="gr4" draw:layer="layout" svg:width="0.175cm" svg:height="0.273cm" svg:x="5.29cm" svg:y="9.73cm" svg:viewBox="0 0 176 274" svg:d="M90 4c0 0 0-4-5-4-9 0-37 3-48 4-3 0-6 0-6 8 0 4 3 4 9 4 18 0 19 3 19 7l-1 8-57 223c-1 5-1 7-1 9 0 9 8 11 11 11 5 0 11-4 13-9 2-3 20-75 22-85 13 1 45 8 45 33 0 4 0 5-1 8-1 5-1 10-1 14 0 23 15 39 35 39 12 0 22-7 31-21 10-17 14-39 14-40 0-3-3-3-4-3-4 0-4 1-6 7-7 28-17 48-34 48-7 0-12-4-12-19 0-6 1-15 2-21 3-6 3-8 3-12 0-25-25-36-59-40 12-8 26-20 34-29 19-21 37-37 55-37 4 0 4 0 5 0 4 1 4 1 8 3 1 0 1 1 1 1-18 1-22 17-22 21 0 7 4 14 15 14 10 0 21-9 21-24 0-11-9-24-26-24-11 0-29 3-57 34-13 14-28 31-44 36z">
            <text:p/>
          </draw:path>
          <draw:path draw:style-name="gr4" draw:layer="layout" svg:width="0.138cm" svg:height="0.386cm" svg:x="5.51cm" svg:y="9.708cm" svg:viewBox="0 0 139 387" svg:d="M56 336c0 16-10 40-53 43-2 0-3 1-3 5 0 3 4 3 8 3 37 0 73-19 74-48v-88c0-16 0-28 16-41 13-11 28-12 37-12 1 0 4-2 4-4 0-4-3-4-7-5-25-1-44-15-48-34-2-4-2-5-2-19v-77c0-16 0-28-18-44-16-11-43-15-56-15-4 0-8 0-8 4s2 4 7 5c24 1 42 13 48 33 1 4 1 4 1 18v82c0 17 3 24 15 36 9 9 20 12 31 16-32 8-46 27-46 49z">
            <text:p/>
          </draw:path>
        </draw:g>
        <draw:custom-shape draw:style-name="gr2" draw:text-style-name="P1" xml:id="id9" draw:id="id9" draw:layer="layout" svg:width="3.739cm" svg:height="1.143cm" svg:x="6.684cm" svg:y="13.0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svg:title>TexMaths</svg:title>
          <svg:desc>11§latex§No§svg§600§FALSE</svg:desc>
          <draw:polygon draw:style-name="gr3" draw:layer="layout" svg:width="0.483cm" svg:height="0.265cm" svg:x="3.62cm" svg:y="14.653cm" svg:viewBox="0 0 484 266" draw:points="242,266 0,266 0,0 484,0 484,266">
            <text:p/>
          </draw:polygon>
          <draw:path draw:style-name="gr4" draw:layer="layout" svg:width="0.264cm" svg:height="0.265cm" svg:x="3.633cm" svg:y="14.653cm" svg:viewBox="0 0 265 266" svg:d="M77 6c-3-6-3-6-11-6h-66v12h11c7 0 14 0 20 1 9 1 9 1 9 9v203c0 11 0 28-40 28v13c13 0 33-2 45-2 13 0 32 2 46 2v-13c-40 0-40-17-40-28v-203c2 2 2 3 4 6l158 232c4 6 4 6 7 6 6 0 6-3 6-10v-215c0-10 0-29 39-29v-12c-13 0-33 1-45 1-13 0-32-1-46-1v12c41 0 41 19 41 29v166z">
            <text:p/>
          </draw:path>
          <draw:path draw:style-name="gr4" draw:layer="layout" svg:width="0.172cm" svg:height="0.178cm" svg:x="3.92cm" svg:y="14.744cm" svg:viewBox="0 0 173 179" svg:d="M173 91c0-50-40-91-86-91-50 0-87 43-87 91 0 50 41 88 86 88 47 0 87-38 87-88zM87 169c-18 0-34-8-45-26-10-17-10-41-10-55 0-15 0-36 10-54 10-17 28-25 44-25 17 0 34 9 44 25 10 17 10 39 10 54 0 14 0 35-8 52-9 18-26 29-45 29z">
            <text:p/>
          </draw:path>
        </draw:g>
        <draw:g>
          <svg:title>TexMaths</svg:title>
          <svg:desc>11§latex§Yes§svg§600§FALSE</svg:desc>
          <draw:polygon draw:style-name="gr3" draw:layer="layout" svg:width="0.582cm" svg:height="0.265cm" svg:x="5.784cm" svg:y="13.253cm" svg:viewBox="0 0 583 266" draw:points="292,266 0,266 0,0 583,0 583,266">
            <text:p/>
          </draw:polygon>
          <draw:path draw:style-name="gr4" draw:layer="layout" svg:width="0.282cm" svg:height="0.265cm" svg:x="5.788cm" svg:y="13.253cm" svg:viewBox="0 0 283 266" svg:d="M232 37c14-24 37-25 51-25v-12c-12 1-29 1-39 1-12 0-34-1-45-1v12c17 0 22 8 22 16 0 4-2 8-3 11l-64 104-70-114c-4-5-4-5-4-7 0-9 10-10 28-10v-12c-15 1-42 1-57 1-17 0-34 0-51-1v12h7c26 0 29 5 36 14l81 134v76c0 13-1 17-30 17h-9v13c13-2 40-2 56-2 15 0 43 0 57 2v-13h-10c-30 0-31-3-31-18v-75z">
            <text:p/>
          </draw:path>
          <draw:path draw:style-name="gr4" draw:layer="layout" svg:width="0.15cm" svg:height="0.178cm" svg:x="6.052cm" svg:y="13.344cm" svg:viewBox="0 0 151 179" svg:d="M33 76c2-57 35-67 48-67 40 0 44 53 44 67zM32 85h109c9 0 10 0 10-9 0-39-21-76-70-76-45 0-81 40-81 89 0 52 41 90 86 90 47 0 65-43 65-51 0-3-4-5-6-5-3 0-3 3-4 6-15 40-49 40-53 40-20 0-35-11-44-26-12-18-12-45-12-58z">
            <text:p/>
          </draw:path>
          <draw:path draw:style-name="gr4" draw:layer="layout" svg:width="0.127cm" svg:height="0.178cm" svg:x="6.226cm" svg:y="13.344cm" svg:viewBox="0 0 128 179" svg:d="M68 99c9 1 41 8 41 35 0 20-13 37-44 37-33 0-47-23-54-56-1-5-2-7-5-7-6 0-6 3-6 10v52c0 6 0 9 4 9 3 0 3 0 10-8 0 0 0-1 8-9 17 17 34 17 43 17 45 0 63-26 63-54 0-21-12-32-17-37-13-13-27-16-44-19-22-4-48-9-48-32 0-14 10-29 44-29 43 0 44 35 45 47 1 3 4 3 4 3 6 0 6-2 6-10v-39c0-7 0-9-5-9-2 0-2 0-7 4-1 3-6 6-7 7-14-11-31-11-36-11-49 0-63 26-63 47 0 15 7 26 17 35 13 9 24 12 51 17z">
            <text:p/>
          </draw:path>
        </draw:g>
        <draw:custom-shape draw:style-name="gr8" draw:text-style-name="P1" xml:id="id8" draw:id="id8" draw:layer="layout" svg:width="3.181cm" svg:height="1.471cm" svg:x="2.673cm" svg:y="12.912cm">
          <text:p text:style-name="P1"><text:s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0" draw:id="id10" draw:layer="layout" svg:width="4.765cm" svg:height="1.143cm" svg:x="1.899cm" svg:y="15.19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draw:type="line" svg:x1="5.854cm" svg:y1="13.648cm" svg:x2="6.684cm" svg:y2="13.651cm" draw:start-shape="id8" draw:start-glue-point="7" draw:end-shape="id9" svg:d="M5854 13648l830 3" svg:viewBox="0 0 831 4">
          <text:p/>
        </draw:connector>
        <draw:connector draw:style-name="gr5" draw:text-style-name="P1" draw:layer="layout" draw:type="line" svg:x1="4.264cm" svg:y1="14.383cm" svg:x2="4.282cm" svg:y2="15.195cm" draw:start-shape="id8" draw:start-glue-point="6" draw:end-shape="id10" draw:end-glue-point="4" svg:d="M4264 14383l18 812" svg:viewBox="0 0 19 813">
          <text:p/>
        </draw:connector>
        <draw:connector draw:style-name="gr5" draw:text-style-name="P1" draw:layer="layout" draw:type="line" svg:x1="4.256cm" svg:y1="12.174cm" svg:x2="4.264cm" svg:y2="12.912cm" draw:start-shape="id11" draw:start-glue-point="6" draw:end-shape="id8" draw:end-glue-point="4" svg:d="M4256 12174l8 738" svg:viewBox="0 0 9 739">
          <text:p/>
        </draw:connector>
        <draw:g>
          <svg:title>TexMaths</svg:title>
          <svg:desc>11§latex§If $u(X) \ge u_{j}$§svg§600§FALSE</svg:desc>
          <draw:polygon draw:style-name="gr3" draw:layer="layout" svg:width="2.14cm" svg:height="0.401cm" svg:x="3.188cm" svg:y="13.48cm" svg:viewBox="0 0 2141 402" draw:points="1071,402 0,402 0,0 2141,0 2141,402">
            <text:p/>
          </draw:polygon>
          <draw:path draw:style-name="gr4" draw:layer="layout" svg:width="0.118cm" svg:height="0.264cm" svg:x="3.199cm" svg:y="13.506cm" svg:viewBox="0 0 119 265" svg:d="M77 31c0-14 1-19 32-19h10v-12c-13 1-44 1-60 1-15 0-46 0-59-1v12h10c31 0 32 5 32 19v205c0 13-1 17-32 17h-10v12c13-1 44-1 59-1 16 0 47 0 60 1v-12h-10c-31 0-32-4-32-17z">
            <text:p/>
          </draw:path>
          <draw:path draw:style-name="gr4" draw:layer="layout" svg:width="0.126cm" svg:height="0.273cm" svg:x="3.341cm" svg:y="13.498cm" svg:viewBox="0 0 127 274" svg:d="M55 107v-45c0-34 19-53 36-53 1 0 7 0 14 2-6 2-13 7-13 17 0 8 7 16 17 16 12 0 18-8 18-16 0-15-15-28-36-28-27 0-60 21-60 62v45h-31v12h31v125c0 18-5 18-31 18v12c15-1 34-1 45-1 16 0 34 0 50 1v-12h-9c-29 0-30-4-30-19v-124h45v-12z">
            <text:p/>
          </draw:path>
          <draw:path draw:style-name="gr4" draw:layer="layout" svg:width="0.199cm" svg:height="0.175cm" svg:x="3.586cm" svg:y="13.599cm" svg:viewBox="0 0 200 176" svg:d="M124 151c5 15 19 25 36 25 13 0 22-9 28-21 7-14 12-38 12-38 0-5-4-5-5-5-4 0-4 2-6 8-4 21-12 47-28 47-8 0-12-4-12-17 0-9 4-27 7-41l11-42c1-5 6-21 7-26 2-9 5-23 5-27 0-6-5-10-11-10-2 0-12 0-15 14-7 28-24 96-29 117-1 2-16 32-45 32-20 0-23-16-23-32 0-21 10-51 21-79 4-11 7-16 7-24 0-18-14-32-32-32-38 0-52 56-52 59 0 5 4 5 4 5 5 0 5-1 7-7 10-34 24-48 40-48 3 0 8 0 8 12 0 10-3 21-6 27-14 39-22 62-22 82 0 36 26 46 47 46 27 0 40-17 46-25z">
            <text:p/>
          </draw:path>
          <draw:path draw:style-name="gr4" draw:layer="layout" svg:width="0.09cm" svg:height="0.386cm" svg:x="3.834cm" svg:y="13.48cm" svg:viewBox="0 0 91 387" svg:d="M91 384c0-1 0-2-7-9-49-48-61-122-61-181 0-67 14-135 63-183 5-5 5-5 5-7 0-3-2-4-4-4-4 0-40 26-63 76-20 43-24 86-24 118 0 31 4 77 25 121 25 48 58 72 62 72 2 0 4-1 4-3z">
            <text:p/>
          </draw:path>
          <draw:path draw:style-name="gr4" draw:layer="layout" svg:width="0.319cm" svg:height="0.264cm" svg:x="3.957cm" svg:y="13.506cm" svg:viewBox="0 0 320 265" svg:d="M178 106l-33-77c-1-4-2-5-2-6 0-2 7-10 23-11 3 0 8-1 8-8 0-4-5-4-6-4-16 0-33 1-49 1-10 0-33-1-43-1-2 0-8 0-8 8 0 4 5 4 10 4 23 0 25 3 29 12l46 109-83 88-4 5c-20 19-37 26-57 27-6 0-9 0-9 8 0 1 0 4 6 4 11 0 24-1 36-1 14 0 30 1 43 1 2 0 7 0 7-7 0-5-4-5-5-5-3 0-15-1-15-12 0-5 6-12 11-18l39-41 34-38 40 93c2 4 2 4 2 5 0 3-8 10-23 11-3 0-8 1-8 8 0 4 5 4 7 4 11 0 37-1 48-1 10 0 33 1 43 1 3 0 8 0 8-7 0-5-5-5-7-5-26 0-27-1-34-16-14-37-41-97-49-120 26-28 67-74 79-85 11-10 26-19 49-20 5 0 9 0 9-8 0 0 0-4-5-4-12 0-25 1-37 1-14 0-29-1-43-1-2 0-7 0-7 8 0 3 2 4 4 4 3 0 16 1 16 12 0 6-5 10-7 15z">
            <text:p/>
          </draw:path>
          <draw:path draw:style-name="gr4" draw:layer="layout" svg:width="0.09cm" svg:height="0.386cm" svg:x="4.319cm" svg:y="13.48cm" svg:viewBox="0 0 91 387" svg:d="M91 194c0-30-4-77-26-121-23-48-57-73-61-73-3 0-4 1-4 4 0 2 0 2 8 9 38 39 60 100 60 181 0 67-14 135-62 184-6 4-6 5-6 6 0 2 1 3 4 3 4 0 39-26 62-74 20-43 25-86 25-119z">
            <text:p/>
          </draw:path>
          <draw:path draw:style-name="gr4" draw:layer="layout" svg:width="0.237cm" svg:height="0.3cm" svg:x="4.587cm" svg:y="13.524cm" svg:viewBox="0 0 238 301" svg:d="M230 121c5-2 8-5 8-9 0-3-3-5-8-9l-215-101c-5-2-6-2-7-2-5 0-8 3-8 8 0 4 3 6 8 9l203 95-203 96c-8 3-8 7-8 9 0 4 3 8 8 8 1 0 2 0 6-3zM223 301c7 0 15 0 15-8s-9-8-15-8h-209c-6 0-14 0-14 8s7 8 13 8z">
            <text:p/>
          </draw:path>
          <draw:path draw:style-name="gr4" draw:layer="layout" svg:width="0.199cm" svg:height="0.175cm" svg:x="4.975cm" svg:y="13.599cm" svg:viewBox="0 0 200 176" svg:d="M124 151c5 15 19 25 36 25 13 0 22-9 28-21 7-14 12-38 12-38 0-5-4-5-5-5-4 0-4 2-6 8-4 21-12 47-28 47-8 0-12-4-12-17 0-9 4-27 7-41l11-42c1-5 6-21 7-26 2-9 5-23 5-27 0-6-5-10-11-10-2 0-12 0-15 14-7 28-24 96-29 117-1 2-16 32-45 32-20 0-23-16-23-32 0-21 10-51 21-79 4-11 7-16 7-24 0-18-14-32-32-32-38 0-52 56-52 59 0 5 4 5 4 5 5 0 5-1 7-7 10-34 24-48 40-48 3 0 8 0 8 12 0 10-3 21-6 27-14 39-22 62-22 82 0 36 26 46 47 46 27 0 40-17 46-25z">
            <text:p/>
          </draw:path>
          <draw:path draw:style-name="gr4" draw:layer="layout" svg:width="0.119cm" svg:height="0.235cm" svg:x="5.185cm" svg:y="13.648cm" svg:viewBox="0 0 120 236" svg:d="M120 10c0-4-3-10-11-10s-15 8-15 15c0 5 3 10 11 10 7 0 15-6 15-15zM62 194c-5 18-19 34-36 34-3 0-6 0-9-1 7-4 9-10 9-15 0-6-5-9-11-9-8 0-15 7-15 16 0 10 11 17 28 17 15 0 48-10 56-43l25-97c0-4 1-6 1-10 0-14-13-25-30-25-29 0-47 37-47 41s3 4 4 4c4 0 4-1 6-6 7-15 21-32 37-32 7 0 9 5 9 13 0 4-1 7-1 8z">
            <text:p/>
          </draw:path>
        </draw:g>
        <draw:g>
          <svg:title>TexMaths</svg:title>
          <svg:desc>11§latex§Output solution $X$§svg§600§FALSE</svg:desc>
          <draw:polygon draw:style-name="gr3" draw:layer="layout" svg:width="3.188cm" svg:height="0.343cm" svg:x="6.965cm" svg:y="13.519cm" svg:viewBox="0 0 3189 344" draw:points="1595,344 0,344 0,0 3189,0 3189,344">
            <text:p/>
          </draw:polygon>
          <draw:path draw:style-name="gr4" draw:layer="layout" svg:width="0.258cm" svg:height="0.282cm" svg:x="6.987cm" svg:y="13.515cm" svg:viewBox="0 0 259 283" svg:d="M259 142c0-79-60-142-130-142s-129 62-129 142c0 79 59 141 129 141s130-63 130-141zM130 272c-38 0-90-34-90-136 0-100 57-126 89-126 34 0 89 27 89 126 0 104-53 136-88 136z">
            <text:p/>
          </draw:path>
          <draw:path draw:style-name="gr4" draw:layer="layout" svg:width="0.195cm" svg:height="0.175cm" svg:x="7.279cm" svg:y="13.617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21cm" svg:height="0.242cm" svg:x="7.488cm" svg:y="13.55cm" svg:viewBox="0 0 122 243" svg:d="M61 84h55v-12h-55v-72h-10c-1 32-12 74-51 75v9h33v106c0 49 36 53 51 53 27 0 38-27 38-53v-22h-10v22c0 29-11 43-26 43-25 0-25-35-25-41z">
            <text:p/>
          </draw:path>
          <draw:path draw:style-name="gr4" draw:layer="layout" svg:width="0.19cm" svg:height="0.247cm" svg:x="7.642cm" svg:y="13.617cm" svg:viewBox="0 0 191 248" svg:d="M56 25v-25l-56 4v13c28 0 31 2 31 18v183c0 18-5 18-31 18v12c13-1 33-3 44-3 10 0 30 2 44 3v-12c-26 0-31 0-31-18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95cm" svg:height="0.175cm" svg:x="7.858cm" svg:y="13.617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21cm" svg:height="0.242cm" svg:x="8.067cm" svg:y="13.55cm" svg:viewBox="0 0 122 243" svg:d="M61 84h55v-12h-55v-72h-10c-1 32-12 74-51 75v9h33v106c0 49 36 53 51 53 27 0 38-27 38-53v-22h-10v22c0 29-11 43-26 43-25 0-25-35-25-41z">
            <text:p/>
          </draw:path>
          <draw:path draw:style-name="gr4" draw:layer="layout" svg:width="0.127cm" svg:height="0.177cm" svg:x="8.352cm" svg:y="13.615cm" svg:viewBox="0 0 128 178" svg:d="M68 99c9 1 41 8 41 35 0 20-13 37-44 37-33 0-47-24-54-57-1-4-2-6-5-6-6 0-6 3-6 10v51c0 7 0 9 4 9 3 0 3 0 10-7 0 0 0-2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4" draw:layer="layout" svg:width="0.172cm" svg:height="0.177cm" svg:x="8.503cm" svg:y="13.615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086cm" svg:height="0.269cm" svg:x="8.699cm" svg:y="13.519cm" svg:viewBox="0 0 87 270" svg:d="M56 0l-56 4v13c28 0 31 2 31 22v201c0 18-5 18-31 18v12c13 0 34-1 44-1 9 0 29 1 43 1v-12c-26 0-31 0-31-18z">
            <text:p/>
          </draw:path>
          <draw:path draw:style-name="gr4" draw:layer="layout" svg:width="0.195cm" svg:height="0.175cm" svg:x="8.805cm" svg:y="13.617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21cm" svg:height="0.242cm" svg:x="9.015cm" svg:y="13.55cm" svg:viewBox="0 0 122 243" svg:d="M61 84h55v-12h-55v-72h-10c-1 32-12 74-51 75v9h33v106c0 49 36 53 51 53 27 0 38-27 38-53v-22h-10v22c0 29-11 43-26 43-25 0-25-35-25-41z">
            <text:p/>
          </draw:path>
          <draw:path draw:style-name="gr4" draw:layer="layout" svg:width="0.083cm" svg:height="0.259cm" svg:x="9.171cm" svg:y="13.529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72cm" svg:height="0.177cm" svg:x="9.276cm" svg:y="13.615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195cm" svg:height="0.171cm" svg:x="9.471cm" svg:y="13.617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8 0 31 2 31 22z">
            <text:p/>
          </draw:path>
          <draw:path draw:style-name="gr4" draw:layer="layout" svg:width="0.319cm" svg:height="0.264cm" svg:x="9.813cm" svg:y="13.524cm" svg:viewBox="0 0 320 265" svg:d="M178 106l-33-77c-1-4-2-5-2-6 0-2 7-10 23-11 3 0 8-1 8-8 0-4-5-4-6-4-16 0-33 1-49 1-10 0-33-1-43-1-2 0-8 0-8 8 0 4 5 4 10 4 23 0 25 3 29 12l46 109-83 88-4 5c-20 19-37 26-57 27-6 0-9 0-9 8 0 1 0 4 6 4 11 0 24-1 36-1 14 0 30 1 43 1 2 0 7 0 7-7 0-5-4-5-5-5-3 0-15-1-15-12 0-5 6-12 11-18l39-41 34-38 40 93c2 4 2 4 2 5 0 3-8 10-23 11-3 0-8 1-8 8 0 4 5 4 7 4 11 0 37-1 48-1 10 0 33 1 43 1 3 0 8 0 8-7 0-5-5-5-7-5-26 0-27-1-34-16-15-37-41-97-49-120 26-28 67-74 79-85 11-10 26-19 49-20 5 0 9 0 9-8 0 0 0-4-5-4-12 0-25 1-37 1-14 0-29-1-43-1-2 0-7 0-7 8 0 3 2 4 4 4 3 0 16 1 16 12 0 6-5 10-7 15z">
            <text:p/>
          </draw:path>
        </draw:g>
        <draw:g>
          <svg:title>TexMaths</svg:title>
          <svg:desc>11§latex§Output solution $\{j\}$§svg§600§FALSE</svg:desc>
          <draw:polygon draw:style-name="gr3" draw:layer="layout" svg:width="3.406cm" svg:height="0.386cm" svg:x="2.64cm" svg:y="15.627cm" svg:viewBox="0 0 3407 387" draw:points="1703,387 0,387 0,0 3407,0 3407,387">
            <text:p/>
          </draw:polygon>
          <draw:path draw:style-name="gr4" draw:layer="layout" svg:width="0.258cm" svg:height="0.282cm" svg:x="2.662cm" svg:y="15.645cm" svg:viewBox="0 0 259 283" svg:d="M259 142c0-79-60-142-130-142s-129 62-129 142c0 79 59 141 129 141s130-63 130-141zM130 272c-38 0-90-35-90-136 0-100 57-126 89-126 34 0 89 27 89 126 0 104-53 136-88 136z">
            <text:p/>
          </draw:path>
          <draw:path draw:style-name="gr4" draw:layer="layout" svg:width="0.195cm" svg:height="0.175cm" svg:x="2.954cm" svg:y="15.746cm" svg:viewBox="0 0 196 176" svg:d="M140 141v35l56-4v-13c-28 0-31-2-31-20v-139l-57 4v12c27 0 31 3 31 22v70c0 33-19 59-48 59-33 0-34-17-34-38v-129l-57 4v12c31 0 31 2 31 36v58c0 31 0 66 58 66 22 0 40-11 51-35z">
            <text:p/>
          </draw:path>
          <draw:path draw:style-name="gr4" draw:layer="layout" svg:width="0.121cm" svg:height="0.242cm" svg:x="3.163cm" svg:y="15.679cm" svg:viewBox="0 0 122 243" svg:d="M61 84h55v-13h-55v-71h-10c-1 32-12 74-51 75v9h33v106c0 49 36 53 51 53 27 0 38-28 38-53v-22h-10v22c0 29-11 43-26 43-25 0-25-35-25-42z">
            <text:p/>
          </draw:path>
          <draw:path draw:style-name="gr4" draw:layer="layout" svg:width="0.19cm" svg:height="0.246cm" svg:x="3.317cm" svg:y="15.746cm" svg:viewBox="0 0 191 247" svg:d="M56 25v-25l-56 4v12c28 0 31 3 31 19v183c0 17-5 17-31 17v12c13-1 33-2 44-2 10 0 30 1 44 2v-12c-26 0-31 0-31-17v-66-4c2 7 19 28 48 28 47 0 86-39 86-88 0-50-37-88-81-88-30 0-46 18-54 25zM57 128v-87c11-20 31-31 51-31 27 0 52 34 52 78 0 47-28 79-57 79-15 0-30-8-40-23-6-9-6-9-6-16z">
            <text:p/>
          </draw:path>
          <draw:path draw:style-name="gr4" draw:layer="layout" svg:width="0.195cm" svg:height="0.175cm" svg:x="3.533cm" svg:y="15.746cm" svg:viewBox="0 0 196 176" svg:d="M140 141v35l56-4v-13c-28 0-31-2-31-20v-139l-57 4v12c27 0 31 3 31 22v70c0 33-19 59-48 59-33 0-34-17-34-38v-129l-57 4v12c31 0 31 2 31 36v58c0 31 0 66 58 66 22 0 40-11 51-35z">
            <text:p/>
          </draw:path>
          <draw:path draw:style-name="gr4" draw:layer="layout" svg:width="0.121cm" svg:height="0.242cm" svg:x="3.742cm" svg:y="15.679cm" svg:viewBox="0 0 122 243" svg:d="M61 84h55v-13h-55v-71h-10c-1 32-12 74-51 75v9h33v106c0 49 36 53 51 53 27 0 38-28 38-53v-22h-10v22c0 29-11 43-26 43-25 0-25-35-25-42z">
            <text:p/>
          </draw:path>
          <draw:path draw:style-name="gr4" draw:layer="layout" svg:width="0.127cm" svg:height="0.177cm" svg:x="4.027cm" svg:y="15.744cm" svg:viewBox="0 0 128 178" svg:d="M68 99c9 1 41 8 41 35 0 20-13 36-44 36-33 0-47-23-54-56-1-4-2-6-5-6-6 0-6 3-6 10v51c0 7 0 9 4 9 3 0 3 0 10-8 0 0 0-1 8-8 17 16 34 16 43 16 45 0 63-25 63-54 0-21-12-32-17-36-13-13-27-17-44-19-22-4-48-10-48-32 0-14 10-29 44-29 43 0 44 35 45 47 1 3 4 3 4 3 6 0 6-2 6-10v-39c0-7 0-9-5-9-2 0-2 0-7 4-1 3-6 6-7 7-14-11-31-11-36-11-49 0-63 26-63 47 0 15 7 26 17 34 13 10 24 12 51 18z">
            <text:p/>
          </draw:path>
          <draw:path draw:style-name="gr4" draw:layer="layout" svg:width="0.172cm" svg:height="0.177cm" svg:x="4.178cm" svg:y="15.744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4" draw:layer="layout" svg:width="0.086cm" svg:height="0.268cm" svg:x="4.374cm" svg:y="15.649cm" svg:viewBox="0 0 87 269" svg:d="M56 0l-56 4v12c28 0 31 3 31 22v202c0 17-5 17-31 17v12c13 0 34-1 44-1 9 0 29 1 43 1v-12c-26 0-31 0-31-17z">
            <text:p/>
          </draw:path>
          <draw:path draw:style-name="gr4" draw:layer="layout" svg:width="0.195cm" svg:height="0.175cm" svg:x="4.48cm" svg:y="15.746cm" svg:viewBox="0 0 196 176" svg:d="M140 141v35l56-4v-13c-28 0-31-2-31-20v-139l-57 4v12c27 0 31 3 31 22v70c0 33-19 59-48 59-33 0-34-17-34-38v-129l-57 4v12c31 0 31 2 31 36v58c0 31 0 66 58 66 22 0 40-11 51-35z">
            <text:p/>
          </draw:path>
          <draw:path draw:style-name="gr4" draw:layer="layout" svg:width="0.121cm" svg:height="0.242cm" svg:x="4.691cm" svg:y="15.679cm" svg:viewBox="0 0 122 243" svg:d="M61 84h55v-13h-55v-71h-10c-1 32-12 74-51 75v9h33v106c0 49 36 53 51 53 27 0 38-28 38-53v-22h-10v22c0 29-11 43-26 43-25 0-25-35-25-42z">
            <text:p/>
          </draw:path>
          <draw:path draw:style-name="gr4" draw:layer="layout" svg:width="0.083cm" svg:height="0.258cm" svg:x="4.846cm" svg:y="15.658cm" svg:viewBox="0 0 84 259" svg:d="M56 88l-55 4v12c27 0 30 3 30 21v105c0 17-5 17-31 17v12c12 0 34-1 43-1 14 0 27 1 41 1v-12c-26 0-28-2-28-16zM58 21c0-13-10-21-21-21-12 0-20 11-20 21s8 20 20 20c11 0 21-8 21-20z">
            <text:p/>
          </draw:path>
          <draw:path draw:style-name="gr4" draw:layer="layout" svg:width="0.172cm" svg:height="0.177cm" svg:x="4.951cm" svg:y="15.744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4" draw:layer="layout" svg:width="0.195cm" svg:height="0.171cm" svg:x="5.146cm" svg:y="15.746cm" svg:viewBox="0 0 196 172" svg:d="M31 38v104c0 17-5 17-31 17v13c13 0 33-2 44-2 10 0 31 2 44 2v-13c-26 0-31 0-31-17v-72c0-39 28-61 53-61 24 0 29 21 29 43v90c0 17-5 17-31 17v13c14 0 34-2 44-2s31 2 44 2v-13c-21 0-30 0-31-11v-74c0-33 0-45-12-60-6-6-18-14-41-14-28 0-46 16-57 41v-41l-55 4v12c28 0 31 3 31 22z">
            <text:p/>
          </draw:path>
          <draw:path draw:style-name="gr4" draw:layer="layout" svg:width="0.138cm" svg:height="0.386cm" svg:x="5.506cm" svg:y="15.627cm" svg:viewBox="0 0 139 387" svg:d="M83 52c0-16 9-41 52-43 1-1 4-2 4-5 0-4-4-4-8-4-39 0-75 20-75 48v88c0 16 0 28-15 41-15 11-29 12-38 12-2 1-3 2-3 5 0 4 2 4 7 4 25 2 44 15 48 34 1 4 1 5 1 20v77c0 15 0 28 19 43 15 12 41 15 56 15 4 0 8 0 8-3 0-5-3-5-7-5-24-2-44-14-48-34-1-3-1-4-1-18v-82c0-17-4-24-16-36-9-8-20-12-31-15 32-9 47-27 47-50z">
            <text:p/>
          </draw:path>
          <draw:path draw:style-name="gr4" draw:layer="layout" svg:width="0.159cm" svg:height="0.334cm" svg:x="5.665cm" svg:y="15.661cm" svg:viewBox="0 0 160 335" svg:d="M160 14c0-7-6-14-15-14s-21 9-21 21c0 8 6 13 15 13 11 0 21-10 21-20zM81 276c-7 30-26 52-48 52-2 0-8 0-14-5 11-2 17-12 17-20 0-6-4-14-15-14-10 0-21 9-21 23 0 16 15 23 34 23 28 0 64-19 74-58l35-142c2-7 2-13 2-14 0-22-16-36-36-36-40 0-62 56-62 60 0 3 5 3 5 3 4 0 4 0 7-7 10-24 28-48 49-48 5 0 13 2 13 18 0 9-1 13-3 20z">
            <text:p/>
          </draw:path>
          <draw:path draw:style-name="gr4" draw:layer="layout" svg:width="0.138cm" svg:height="0.386cm" svg:x="5.88cm" svg:y="15.627cm" svg:viewBox="0 0 139 387" svg:d="M56 336c0 16-10 40-53 43-2 0-3 1-3 5 0 3 4 3 8 3 37 0 73-19 75-48v-88c0-16 0-28 15-41 13-11 29-12 37-12 1 0 4-2 4-4 0-4-3-4-7-5-25-1-44-15-48-34-1-4-1-5-1-19v-77c0-16 0-28-19-44-16-11-43-15-56-15-4 0-8 0-8 4s2 4 7 5c24 1 43 13 48 33 1 4 1 4 1 18v82c0 17 3 24 16 36 8 9 19 12 30 16-32 8-46 27-46 49z">
            <text:p/>
          </draw:path>
        </draw:g>
        <draw:connector draw:style-name="gr5" draw:text-style-name="P1" draw:layer="layout" svg:x1="4.258cm" svg:y1="10.257cm" svg:x2="4.256cm" svg:y2="10.917cm" draw:start-shape="id7" draw:start-glue-point="6" draw:end-shape="id11" draw:end-glue-point="4" svg:d="M4258 10257v330h-2v330" svg:viewBox="0 0 3 661">
          <text:p/>
        </draw:connector>
        <draw:g>
          <svg:title>TexMaths</svg:title>
          <svg:desc>11§latex§\begin{center}
Take the k-th customer \\
$X \leftarrow X \cup \{k\}$
\end{center}§svg§600§FALSE</svg:desc>
          <draw:polygon draw:style-name="gr3" draw:layer="layout" svg:width="3.956cm" svg:height="0.83cm" svg:x="2.312cm" svg:y="5.329cm" svg:viewBox="0 0 3957 831" draw:points="1978,831 0,831 0,0 3957,0 3957,831">
            <text:p/>
          </draw:polygon>
          <draw:path draw:style-name="gr4" draw:layer="layout" svg:width="0.251cm" svg:height="0.262cm" svg:x="2.326cm" svg:y="5.336cm" svg:viewBox="0 0 252 263" svg:d="M244 0h-236l-8 87h10c5-62 11-75 69-75 8 0 18 0 21 1 9 1 9 6 9 15v204c0 13 0 19-41 19h-15v12c15-1 55-1 72-1 19 0 59 0 74 1v-12h-15c-41 0-41-6-41-19v-204c0-8 0-14 8-15 3-1 14-1 22-1 58 0 64 13 69 75h10z">
            <text:p/>
          </draw:path>
          <draw:path draw:style-name="gr4" draw:layer="layout" svg:width="0.175cm" svg:height="0.177cm" svg:x="2.575cm" svg:y="5.425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1 0 30 37 40 63 40 25 0 43-15 50-33zM110 81v39c0 37-27 51-45 51-19 0-35-15-35-35s16-52 80-55z">
            <text:p/>
          </draw:path>
          <draw:path draw:style-name="gr4" draw:layer="layout" svg:width="0.187cm" svg:height="0.269cm" svg:x="2.763cm" svg:y="5.329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2.957cm" svg:y="5.425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21cm" svg:height="0.242cm" svg:x="3.254cm" svg:y="5.36cm" svg:viewBox="0 0 122 243" svg:d="M61 84h55v-12h-55v-72h-10c-1 32-12 74-51 75v9h33v106c0 49 36 53 51 53 27 0 38-27 38-53v-22h-10v22c0 29-11 43-26 43-25 0-25-35-25-41z">
            <text:p/>
          </draw:path>
          <draw:path draw:style-name="gr4" draw:layer="layout" svg:width="0.195cm" svg:height="0.269cm" svg:x="3.409cm" svg:y="5.32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8 0 31 2 31 22z">
            <text:p/>
          </draw:path>
          <draw:path draw:style-name="gr4" draw:layer="layout" svg:width="0.15cm" svg:height="0.177cm" svg:x="3.622cm" svg:y="5.425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7cm" svg:height="0.269cm" svg:x="3.923cm" svg:y="5.329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olygon draw:style-name="gr4" draw:layer="layout" svg:width="0.102cm" svg:height="0.022cm" svg:x="4.121cm" svg:y="5.503cm" svg:viewBox="0 0 103 23" draw:points="103,23 103,0 0,0 0,23">
            <text:p/>
          </draw:polygon>
          <draw:path draw:style-name="gr4" draw:layer="layout" svg:width="0.121cm" svg:height="0.242cm" svg:x="4.253cm" svg:y="5.36cm" svg:viewBox="0 0 122 243" svg:d="M61 84h55v-12h-55v-72h-10c-1 32-12 74-51 75v9h33v106c0 49 36 53 51 53 27 0 38-27 38-53v-22h-10v22c0 29-11 43-26 43-25 0-25-35-25-41z">
            <text:p/>
          </draw:path>
          <draw:path draw:style-name="gr4" draw:layer="layout" svg:width="0.195cm" svg:height="0.269cm" svg:x="4.408cm" svg:y="5.32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8 0 31 2 31 22z">
            <text:p/>
          </draw:path>
          <draw:path draw:style-name="gr4" draw:layer="layout" svg:width="0.148cm" svg:height="0.177cm" svg:x="4.752cm" svg:y="5.425cm" svg:viewBox="0 0 149 178" svg:d="M32 89c0-63 32-79 53-79 3 0 28 0 42 14-16 1-19 13-19 18 0 10 8 17 19 17 9 0 17-6 17-17 0-27-30-42-59-42-49 0-85 42-85 90 0 50 39 88 84 88 52 0 65-46 65-50s-5-4-6-4c-3 0-4 1-4 4-12 36-38 40-52 40-20 0-55-16-55-79z">
            <text:p/>
          </draw:path>
          <draw:path draw:style-name="gr4" draw:layer="layout" svg:width="0.195cm" svg:height="0.175cm" svg:x="4.924cm" svg:y="5.427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27cm" svg:height="0.177cm" svg:x="5.138cm" svg:y="5.425cm" svg:viewBox="0 0 128 178" svg:d="M68 99c9 1 41 8 41 35 0 20-13 37-44 37-33 0-47-24-54-57-1-4-2-6-5-6-6 0-6 3-6 10v52c0 6 0 8 4 8 3 0 3 0 10-7 0 0 0-1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4" draw:layer="layout" svg:width="0.121cm" svg:height="0.242cm" svg:x="5.286cm" svg:y="5.36cm" svg:viewBox="0 0 122 243" svg:d="M61 84h55v-12h-55v-72h-10c-1 32-12 74-51 75v9h33v106c0 49 36 53 51 53 27 0 38-27 38-53v-22h-10v22c0 29-11 43-26 43-25 0-25-35-25-41z">
            <text:p/>
          </draw:path>
          <draw:path draw:style-name="gr4" draw:layer="layout" svg:width="0.172cm" svg:height="0.177cm" svg:x="5.44cm" svg:y="5.425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302cm" svg:height="0.171cm" svg:x="5.634cm" svg:y="5.427cm" svg:viewBox="0 0 303 172" svg:d="M31 39v103c0 18-5 18-31 18v12c13 0 33-1 44-1 10 0 30 1 43 1v-12c-25 0-30 0-30-18v-72c0-39 28-61 52-61 25 0 30 21 30 43v90c0 18-5 18-31 18v12c13 0 33-1 44-1 10 0 30 1 43 1v-12c-26 0-30 0-30-18v-72c0-39 28-61 53-61 24 0 28 21 28 43v90c0 18-4 18-30 18v12c13 0 33-1 44-1 10 0 29 1 43 1v-12c-20 0-30 0-30-11v-75c0-33 0-45-12-60-6-6-19-14-41-14-33 0-49 23-56 39-6-35-34-39-52-39-28 0-46 17-57 41v-41l-55 4v13c28 0 31 2 31 22z">
            <text:p/>
          </draw:path>
          <draw:path draw:style-name="gr4" draw:layer="layout" svg:width="0.15cm" svg:height="0.177cm" svg:x="5.955cm" svg:y="5.425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3cm" svg:height="0.171cm" svg:x="6.127cm" svg:y="5.427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319cm" svg:height="0.264cm" svg:x="3.134cm" svg:y="5.798cm" svg:viewBox="0 0 320 265" svg:d="M178 106l-33-77c-1-4-2-5-2-6 0-2 7-10 23-11 3 0 8-1 8-8 0-4-5-4-6-4-16 0-33 1-49 1-10 0-33-1-43-1-2 0-8 0-8 8 0 4 5 4 10 4 23 0 25 3 29 12l46 109-83 88-4 5c-20 19-37 26-57 27-6 0-9 0-9 8 0 1 0 4 6 4 11 0 24-1 36-1 14 0 30 1 43 1 2 0 7 0 7-7 0-5-4-5-5-5-3 0-15-1-15-12 0-5 6-12 11-18l39-41 34-38 40 93c2 4 2 4 2 5 0 3-8 10-23 11-3 0-8 1-8 8 0 4 5 4 7 4 11 0 37-1 48-1 10 0 33 1 43 1 3 0 8 0 8-7 0-5-5-5-7-5-26 0-27-1-34-16-15-37-41-97-49-120 26-28 67-74 79-85 11-10 26-19 49-20 5 0 9 0 9-8 0 0 0-4-5-4-12 0-25 1-37 1-14 0-29-1-43-1-2 0-7 0-7 8 0 3 2 4 4 4 3 0 16 1 16 12 0 6-5 10-7 15z">
            <text:p/>
          </draw:path>
          <draw:path draw:style-name="gr4" draw:layer="layout" svg:width="0.343cm" svg:height="0.202cm" svg:x="3.603cm" svg:y="5.864cm" svg:viewBox="0 0 344 203" svg:d="M330 109c8 0 14 0 14-8 0-7-6-7-14-7h-288c22-17 32-32 35-38 18-26 21-50 21-52 0-4-4-4-8-4-6 0-7 1-9 8-8 38-31 70-75 89-5 1-6 2-6 4 0 4 2 4 6 6 40 16 67 47 75 90 2 4 3 6 9 6 4 0 8 0 8-5 0 0-3-25-20-51-8-12-19-25-36-38z">
            <text:p/>
          </draw:path>
          <draw:path draw:style-name="gr4" draw:layer="layout" svg:width="0.319cm" svg:height="0.264cm" svg:x="4.086cm" svg:y="5.798cm" svg:viewBox="0 0 320 265" svg:d="M178 106l-33-77c-1-4-2-5-2-6 0-2 7-10 23-11 3 0 8-1 8-8 0-4-5-4-6-4-16 0-33 1-49 1-10 0-33-1-43-1-2 0-8 0-8 8 0 4 5 4 10 4 23 0 25 3 29 12l46 109-83 88-4 5c-20 19-37 26-57 27-6 0-9 0-9 8 0 1 0 4 6 4 11 0 24-1 36-1 14 0 30 1 43 1 2 0 7 0 7-7 0-5-4-5-5-5-3 0-15-1-15-12 0-5 6-12 11-18l39-41 34-38 40 93c2 4 2 4 2 5 0 3-8 10-23 11-3 0-8 1-8 8 0 4 5 4 7 4 11 0 37-1 48-1 10 0 33 1 43 1 3 0 8 0 8-7 0-5-5-5-7-5-26 0-27-1-34-16-15-37-41-97-49-120 26-28 67-74 79-85 11-10 26-19 49-20 5 0 9 0 9-8 0 0 0-4-5-4-12 0-25 1-37 1-14 0-29-1-43-1-2 0-7 0-7 8 0 3 2 4 4 4 3 0 16 1 16 12 0 6-5 10-7 15z">
            <text:p/>
          </draw:path>
          <draw:path draw:style-name="gr4" draw:layer="layout" svg:width="0.215cm" svg:height="0.24cm" svg:x="4.533cm" svg:y="5.831cm" svg:viewBox="0 0 216 241" svg:d="M216 14c0-7 0-14-8-14s-8 7-8 14v141c0 57-62 71-92 71-18 0-42-4-63-17-30-20-30-44-30-55v-140c0-7 0-14-7-14-8 0-8 7-8 14v142c0 60 59 85 108 85 50 0 108-27 108-85z">
            <text:p/>
          </draw:path>
          <draw:path draw:style-name="gr4" draw:layer="layout" svg:width="0.138cm" svg:height="0.386cm" svg:x="4.884cm" svg:y="5.771cm" svg:viewBox="0 0 139 387" svg:d="M83 52c0-16 9-41 52-43 1-1 4-2 4-5 0-4-4-4-8-4-39 0-75 20-75 48v88c0 16 0 28-15 41-15 11-29 12-38 12-2 1-3 3-3 5 0 4 2 4 7 4 25 2 44 16 48 34 1 5 1 6 1 20v77c0 16 0 29 19 43 15 12 41 15 56 15 4 0 8 0 8-3 0-4-3-4-7-4-24-2-44-15-48-34-1-4-1-5-1-19v-82c0-17-4-24-16-36-9-8-20-12-31-15 32-9 47-27 47-50z">
            <text:p/>
          </draw:path>
          <draw:path draw:style-name="gr4" draw:layer="layout" svg:width="0.175cm" svg:height="0.273cm" svg:x="5.07cm" svg:y="5.793cm" svg:viewBox="0 0 176 274" svg:d="M90 4c0 0 0-4-5-4-9 0-37 3-48 4-3 0-6 0-6 8 0 5 3 5 9 5 18 0 19 2 19 6l-1 8-57 223c-1 6-1 7-1 9 0 9 8 11 11 11 6 0 11-3 13-9 2-3 20-75 22-84 13 1 45 7 45 33 0 3 0 4-1 7-1 6-1 10-1 15 0 23 16 38 35 38 12 0 22-7 31-21 10-16 14-38 14-39 0-4-3-4-4-4-4 0-4 1-5 7-8 28-18 48-35 48-7 0-12-4-12-18 0-7 1-16 3-21 2-7 2-9 2-12 0-26-24-37-59-41 13-8 26-20 35-29 18-21 36-37 55-37 3 0 3 0 4 0 4 1 4 1 8 3 1 0 1 1 1 1-18 1-22 17-22 21 0 7 4 14 15 14 10 0 21-8 21-24 0-11-9-24-26-24-11 0-29 3-56 34-14 14-29 31-44 36z">
            <text:p/>
          </draw:path>
          <draw:path draw:style-name="gr4" draw:layer="layout" svg:width="0.138cm" svg:height="0.386cm" svg:x="5.291cm" svg:y="5.771cm" svg:viewBox="0 0 139 387" svg:d="M56 337c0 15-10 39-53 43-2 0-3 1-3 4s4 3 8 3c37 0 73-18 75-48v-88c0-15 0-28 15-41 13-11 29-12 37-12 1 0 4-2 4-4 0-4-3-4-7-5-25-1-44-15-48-34-1-4-1-5-1-19v-77c0-16 0-28-19-44-16-11-43-15-56-15-4 0-8 0-8 4s2 4 7 5c24 1 43 13 48 33 1 4 1 4 1 19v81c0 18 3 24 16 36 8 9 19 12 30 16-32 9-46 27-46 49z">
            <text:p/>
          </draw:path>
        </draw:g>
        <draw:custom-shape draw:style-name="gr1" draw:text-style-name="P1" xml:id="id11" draw:id="id11" draw:layer="layout" svg:width="7.112cm" svg:height="1.257cm" svg:x="0.7cm" svg:y="10.917cm">
          <text:p text:style-name="P1"/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svg:title>TexMaths</svg:title>
          <svg:desc>11§latex§\begin{center}
Obtain the customer with the maximum \\ valuation.
Set $j \leftarrow \displaystyle {\arg\max}_{k \in \cN} \{u_k \}$
\end{center}§svg§600§FALSE</svg:desc>
          <draw:polygon draw:style-name="gr3" draw:layer="layout" svg:width="6.855cm" svg:height="0.847cm" svg:x="0.815cm" svg:y="11.199cm" svg:viewBox="0 0 6856 848" draw:points="3427,848 0,848 0,0 6856,0 6856,848">
            <text:p/>
          </draw:polygon>
          <draw:path draw:style-name="gr4" draw:layer="layout" svg:width="0.257cm" svg:height="0.282cm" svg:x="0.837cm" svg:y="11.195cm" svg:viewBox="0 0 258 283" svg:d="M258 142c0-79-59-142-129-142s-129 62-129 142c0 79 59 141 129 141s129-63 129-141zM130 272c-38 0-90-34-90-136 0-100 57-126 89-126 34 0 89 27 89 126 0 104-53 136-88 136z">
            <text:p/>
          </draw:path>
          <draw:path draw:style-name="gr4" draw:layer="layout" svg:width="0.19cm" svg:height="0.273cm" svg:x="1.126cm" svg:y="11.199cm" svg:viewBox="0 0 191 274" svg:d="M56 123v-123l-56 4v13c27 0 31 2 31 22v231h9c1 0 4-6 14-25 5 9 22 29 50 29 48 0 87-38 87-88s-37-88-82-88c-30 0-46 19-53 25zM57 226v-81c0-7 0-7 5-14 15-21 36-24 46-24 16 0 31 10 40 24 10 16 11 38 11 54 0 14-1 38-12 55-7 12-23 25-44 25-17 0-32-9-40-24-6-8-6-9-6-15z">
            <text:p/>
          </draw:path>
          <draw:path draw:style-name="gr4" draw:layer="layout" svg:width="0.121cm" svg:height="0.242cm" svg:x="1.337cm" svg:y="11.23cm" svg:viewBox="0 0 122 243" svg:d="M60 84h55v-12h-55v-72h-9c-2 32-13 74-51 75v9h33v106c0 49 36 53 51 53 27 0 38-27 38-53v-22h-10v22c0 29-11 43-26 43-26 0-26-35-26-42z">
            <text:p/>
          </draw:path>
          <draw:path draw:style-name="gr4" draw:layer="layout" svg:width="0.175cm" svg:height="0.177cm" svg:x="1.497cm" svg:y="11.295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4" draw:layer="layout" svg:width="0.083cm" svg:height="0.259cm" svg:x="1.687cm" svg:y="11.209cm" svg:viewBox="0 0 84 260" svg:d="M56 88l-55 4v13c26 0 30 2 30 20v105c0 18-5 18-31 18v12c12 0 34-1 43-1 14 0 27 1 41 1v-12c-26 0-28-3-28-17zM58 21c0-13-10-21-21-21-12 0-21 11-21 21s9 20 21 20c11 0 21-8 21-20z">
            <text:p/>
          </draw:path>
          <draw:path draw:style-name="gr4" draw:layer="layout" svg:width="0.195cm" svg:height="0.171cm" svg:x="1.794cm" svg:y="11.297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7 0 31 2 31 22z">
            <text:p/>
          </draw:path>
          <draw:path draw:style-name="gr4" draw:layer="layout" svg:width="0.121cm" svg:height="0.242cm" svg:x="2.133cm" svg:y="11.23cm" svg:viewBox="0 0 122 243" svg:d="M60 84h55v-12h-55v-72h-9c-2 32-13 74-51 75v9h33v106c0 49 36 53 51 53 27 0 38-27 38-53v-22h-10v22c0 29-11 43-26 43-26 0-26-35-26-42z">
            <text:p/>
          </draw:path>
          <draw:path draw:style-name="gr4" draw:layer="layout" svg:width="0.195cm" svg:height="0.269cm" svg:x="2.288cm" svg:y="11.19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7 0 31 2 31 22z">
            <text:p/>
          </draw:path>
          <draw:path draw:style-name="gr4" draw:layer="layout" svg:width="0.15cm" svg:height="0.177cm" svg:x="2.501cm" svg:y="11.295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4" draw:layer="layout" svg:width="0.147cm" svg:height="0.177cm" svg:x="2.804cm" svg:y="11.295cm" svg:viewBox="0 0 148 178" svg:d="M32 89c0-63 32-79 53-79 3 0 28 0 41 14-15 1-18 13-18 18 0 10 7 17 18 17 10 0 18-6 18-17 0-27-30-42-59-42-49 0-85 42-85 90 0 50 38 88 84 88 52 0 64-46 64-50s-4-4-5-4c-3 0-4 1-4 4-13 36-38 40-52 40-20 0-55-16-55-79z">
            <text:p/>
          </draw:path>
          <draw:path draw:style-name="gr4" draw:layer="layout" svg:width="0.195cm" svg:height="0.175cm" svg:x="2.975cm" svg:y="11.297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27cm" svg:height="0.177cm" svg:x="3.19cm" svg:y="11.295cm" svg:viewBox="0 0 128 178" svg:d="M68 99c9 1 41 8 41 35 0 20-13 37-44 37-33 0-47-24-54-57-1-4-2-6-6-6-5 0-5 3-5 10v51c0 7 0 9 4 9 3 0 3 0 10-7 0 0 0-2 8-9 16 16 34 16 43 16 45 0 63-25 63-54 0-21-13-32-17-36-13-13-27-16-44-19-22-4-48-10-48-32 0-14 10-29 44-29 43 0 44 35 45 47 1 3 4 3 4 3 6 0 6-2 6-10v-39c0-7 0-9-5-9-2 0-2 0-7 4-2 3-6 6-7 7-14-11-31-11-36-11-49 0-63 26-63 47 0 15 7 26 16 34 14 10 25 13 52 18z">
            <text:p/>
          </draw:path>
          <draw:path draw:style-name="gr4" draw:layer="layout" svg:width="0.121cm" svg:height="0.242cm" svg:x="3.337cm" svg:y="11.23cm" svg:viewBox="0 0 122 243" svg:d="M60 84h55v-12h-55v-72h-9c-2 32-13 74-51 75v9h33v106c0 49 36 53 51 53 27 0 38-27 38-53v-22h-10v22c0 29-11 43-26 43-26 0-26-35-26-42z">
            <text:p/>
          </draw:path>
          <draw:path draw:style-name="gr4" draw:layer="layout" svg:width="0.172cm" svg:height="0.177cm" svg:x="3.491cm" svg:y="11.295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301cm" svg:height="0.171cm" svg:x="3.686cm" svg:y="11.297cm" svg:viewBox="0 0 302 172" svg:d="M31 39v103c0 18-5 18-31 18v12c13 0 33-1 44-1 10 0 30 1 43 1v-12c-25 0-30 0-30-18v-72c0-39 28-61 52-61 25 0 30 21 30 43v90c0 18-5 18-31 18v12c13 0 33-1 44-1 10 0 29 1 43 1v-12c-26 0-30 0-30-18v-72c0-39 27-61 53-61 24 0 28 21 28 43v90c0 18-4 18-30 18v12c13 0 33-1 44-1 9 0 29 1 42 1v-12c-19 0-29 0-29-11v-75c0-33 0-45-12-60-6-6-19-14-41-14-33 0-50 23-56 39-6-35-34-39-52-39-28 0-46 17-57 41v-41l-55 4v13c27 0 31 2 31 22z">
            <text:p/>
          </draw:path>
          <draw:path draw:style-name="gr4" draw:layer="layout" svg:width="0.15cm" svg:height="0.177cm" svg:x="4.007cm" svg:y="11.295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4" draw:layer="layout" svg:width="0.13cm" svg:height="0.171cm" svg:x="4.179cm" svg:y="11.297cm" svg:viewBox="0 0 131 172" svg:d="M54 43v-43l-54 4v13c27 0 31 2 31 22v103c0 18-5 18-31 18v12c15 0 33-1 44-1 16 0 34 0 49 1v-12h-7c-29 0-30-5-30-18v-61c0-38 17-72 46-72 2 0 4 0 5 0-1 0-9 5-9 15 0 11 8 17 16 17 7 0 17-5 17-17 0-13-12-24-29-24-28 0-43 26-48 43z">
            <text:p/>
          </draw:path>
          <draw:path draw:style-name="gr4" draw:layer="layout" svg:width="0.265cm" svg:height="0.171cm" svg:x="4.455cm" svg:y="11.302cm" svg:viewBox="0 0 266 172" svg:d="M233 37c7-19 19-25 33-25v-12c-9 1-20 1-28 1-11 0-29-1-37-1v12c15 0 23 8 23 19 0 2 0 3-2 8l-35 100-39-109c-2-5-2-6-2-7 0-11 16-11 23-11v-12c-11 0-30 1-40 1-11 0-23 0-34-1v12c14 0 19 1 24 6 2 2 6 14 9 22l-33 93-38-103c-2-5-2-6-2-7 0-11 15-11 23-11v-12c-11 0-33 1-42 1-2 0-22 0-36-1v12c20 0 24 1 29 13l49 139c1 5 2 8 8 8 5 0 5-3 7-8l40-110 40 111c1 4 2 7 7 7s6-4 8-7z">
            <text:p/>
          </draw:path>
          <draw:path draw:style-name="gr4" draw:layer="layout" svg:width="0.083cm" svg:height="0.259cm" svg:x="4.74cm" svg:y="11.209cm" svg:viewBox="0 0 84 260" svg:d="M56 88l-55 4v13c26 0 30 2 30 20v105c0 18-5 18-31 18v12c12 0 34-1 43-1 14 0 27 1 41 1v-12c-26 0-28-3-28-17zM58 21c0-13-10-21-21-21-12 0-21 11-21 21s9 20 21 20c11 0 21-8 21-20z">
            <text:p/>
          </draw:path>
          <draw:path draw:style-name="gr4" draw:layer="layout" svg:width="0.121cm" svg:height="0.242cm" svg:x="4.842cm" svg:y="11.23cm" svg:viewBox="0 0 122 243" svg:d="M60 84h55v-12h-55v-72h-9c-2 32-13 74-51 75v9h33v106c0 49 36 53 51 53 27 0 38-27 38-53v-22h-10v22c0 29-11 43-26 43-26 0-26-35-26-42z">
            <text:p/>
          </draw:path>
          <draw:path draw:style-name="gr4" draw:layer="layout" svg:width="0.195cm" svg:height="0.269cm" svg:x="4.997cm" svg:y="11.19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7 0 31 2 31 22z">
            <text:p/>
          </draw:path>
          <draw:path draw:style-name="gr4" draw:layer="layout" svg:width="0.121cm" svg:height="0.242cm" svg:x="5.336cm" svg:y="11.23cm" svg:viewBox="0 0 122 243" svg:d="M60 84h55v-12h-55v-72h-9c-2 32-13 74-51 75v9h33v106c0 49 36 53 51 53 27 0 38-27 38-53v-22h-10v22c0 29-11 43-26 43-26 0-26-35-26-42z">
            <text:p/>
          </draw:path>
          <draw:path draw:style-name="gr4" draw:layer="layout" svg:width="0.195cm" svg:height="0.269cm" svg:x="5.491cm" svg:y="11.19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7 0 31 2 31 22z">
            <text:p/>
          </draw:path>
          <draw:path draw:style-name="gr4" draw:layer="layout" svg:width="0.15cm" svg:height="0.177cm" svg:x="5.704cm" svg:y="11.295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4" draw:layer="layout" svg:width="0.301cm" svg:height="0.171cm" svg:x="6.007cm" svg:y="11.297cm" svg:viewBox="0 0 302 172" svg:d="M31 39v103c0 18-5 18-31 18v12c13 0 33-1 44-1 10 0 30 1 43 1v-12c-25 0-30 0-30-18v-72c0-39 28-61 52-61 25 0 30 21 30 43v90c0 18-5 18-31 18v12c13 0 33-1 44-1 10 0 29 1 43 1v-12c-26 0-30 0-30-18v-72c0-39 27-61 53-61 24 0 28 21 28 43v90c0 18-4 18-30 18v12c13 0 33-1 44-1 9 0 29 1 42 1v-12c-19 0-29 0-29-11v-75c0-33 0-45-12-60-6-6-19-14-41-14-33 0-50 23-56 39-6-35-34-39-52-39-28 0-46 17-57 41v-41l-55 4v13c27 0 31 2 31 22z">
            <text:p/>
          </draw:path>
          <draw:path draw:style-name="gr4" draw:layer="layout" svg:width="0.175cm" svg:height="0.177cm" svg:x="6.332cm" svg:y="11.295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4" draw:layer="layout" svg:width="0.195cm" svg:height="0.166cm" svg:x="6.514cm" svg:y="11.302cm" svg:viewBox="0 0 196 167" svg:d="M107 76c12-14 26-33 36-44 12-13 27-20 46-20v-12c-10 1-22 1-32 1-12 0-33-1-37-1v12c8 1 11 6 11 12 0 7-3 11-6 13l-24 31-31-39c-3-4-3-5-3-7 0-5 6-10 14-10v-12c-11 0-36 1-43 1s-26 0-36-1v12c28 0 28 0 45 24l39 50-37 46c-18 23-41 24-49 24v11c10 0 22-1 32-1 12 0 27 1 37 1v-11c-9-2-11-6-11-12 0-9 11-22 34-49l30 38c3 5 9 11 9 13 0 4-3 9-14 10v11c12 0 33-1 41-1 11 0 27 1 38 1v-11c-21 0-28-1-37-12z">
            <text:p/>
          </draw:path>
          <draw:path draw:style-name="gr4" draw:layer="layout" svg:width="0.083cm" svg:height="0.259cm" svg:x="6.726cm" svg:y="11.209cm" svg:viewBox="0 0 84 260" svg:d="M56 88l-55 4v13c26 0 30 2 30 20v105c0 18-5 18-31 18v12c12 0 34-1 43-1 14 0 27 1 41 1v-12c-26 0-28-3-28-17zM58 21c0-13-10-21-21-21-12 0-21 11-21 21s9 20 21 20c11 0 21-8 21-20z">
            <text:p/>
          </draw:path>
          <draw:path draw:style-name="gr4" draw:layer="layout" svg:width="0.301cm" svg:height="0.171cm" svg:x="6.834cm" svg:y="11.297cm" svg:viewBox="0 0 302 172" svg:d="M31 39v103c0 18-5 18-31 18v12c13 0 33-1 44-1 10 0 30 1 43 1v-12c-25 0-30 0-30-18v-72c0-39 28-61 52-61 25 0 30 21 30 43v90c0 18-5 18-31 18v12c13 0 33-1 44-1 10 0 29 1 43 1v-12c-26 0-30 0-30-18v-72c0-39 27-61 53-61 24 0 28 21 28 43v90c0 18-4 18-30 18v12c13 0 33-1 44-1 9 0 29 1 42 1v-12c-19 0-29 0-29-11v-75c0-33 0-45-12-60-6-6-19-14-41-14-33 0-50 23-56 39-6-35-34-39-52-39-28 0-46 17-57 41v-41l-55 4v13c27 0 31 2 31 22z">
            <text:p/>
          </draw:path>
          <draw:path draw:style-name="gr4" draw:layer="layout" svg:width="0.195cm" svg:height="0.175cm" svg:x="7.145cm" svg:y="11.297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301cm" svg:height="0.171cm" svg:x="7.36cm" svg:y="11.297cm" svg:viewBox="0 0 302 172" svg:d="M31 39v103c0 18-5 18-31 18v12c13 0 33-1 44-1 10 0 30 1 43 1v-12c-25 0-30 0-30-18v-72c0-39 28-61 52-61 25 0 30 21 30 43v90c0 18-5 18-31 18v12c13 0 33-1 44-1 10 0 29 1 43 1v-12c-26 0-30 0-30-18v-72c0-39 27-61 53-61 24 0 28 21 28 43v90c0 18-4 18-30 18v12c13 0 33-1 44-1 9 0 29 1 42 1v-12c-19 0-29 0-29-11v-75c0-33 0-45-12-60-6-6-19-14-41-14-33 0-50 23-56 39-6-35-34-39-52-39-28 0-46 17-57 41v-41l-55 4v13c27 0 31 2 31 22z">
            <text:p/>
          </draw:path>
          <draw:path draw:style-name="gr4" draw:layer="layout" svg:width="0.189cm" svg:height="0.171cm" svg:x="1.198cm" svg:y="11.765cm" svg:viewBox="0 0 190 172" svg:d="M154 39c4-9 11-27 36-27v-12c-9 1-21 1-29 1-9 0-27-1-33-1v12c14 0 18 9 18 17 0 3-1 5-3 10l-40 99-43-109c-2-5-2-6-2-7 0-10 15-10 22-10v-12c-12 0-34 1-43 1-10 0-25 0-37-1v12c24 0 26 2 31 14l56 139c2 6 3 7 9 7 4 0 6-4 7-7z">
            <text:p/>
          </draw:path>
          <draw:path draw:style-name="gr4" draw:layer="layout" svg:width="0.175cm" svg:height="0.177cm" svg:x="1.39cm" svg:y="11.758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4" draw:layer="layout" svg:width="0.086cm" svg:height="0.269cm" svg:x="1.579cm" svg:y="11.664cm" svg:viewBox="0 0 87 270" svg:d="M56 0l-56 4v13c27 0 31 2 31 22v201c0 18-5 18-31 18v12c13 0 34-1 44-1 9 0 29 1 43 1v-12c-27 0-31 0-31-18z">
            <text:p/>
          </draw:path>
          <draw:path draw:style-name="gr4" draw:layer="layout" svg:width="0.195cm" svg:height="0.175cm" svg:x="1.686cm" svg:y="11.761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75cm" svg:height="0.177cm" svg:x="1.905cm" svg:y="11.758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4" draw:layer="layout" svg:width="0.121cm" svg:height="0.242cm" svg:x="2.09cm" svg:y="11.695cm" svg:viewBox="0 0 122 243" svg:d="M60 84h55v-12h-55v-72h-9c-2 32-13 74-51 75v9h33v106c0 49 36 53 51 53 27 0 38-27 38-53v-22h-10v22c0 29-11 43-26 43-26 0-26-35-26-42z">
            <text:p/>
          </draw:path>
          <draw:path draw:style-name="gr4" draw:layer="layout" svg:width="0.083cm" svg:height="0.259cm" svg:x="2.245cm" svg:y="11.674cm" svg:viewBox="0 0 84 260" svg:d="M56 88l-55 4v13c26 0 30 2 30 20v105c0 18-5 18-31 18v12c12 0 34-1 43-1 14 0 27 1 41 1v-12c-26 0-28-3-28-17zM58 21c0-13-10-21-21-21-12 0-21 11-21 21s9 20 21 20c11 0 21-8 21-20z">
            <text:p/>
          </draw:path>
          <draw:path draw:style-name="gr4" draw:layer="layout" svg:width="0.172cm" svg:height="0.177cm" svg:x="2.351cm" svg:y="11.758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195cm" svg:height="0.171cm" svg:x="2.545cm" svg:y="11.761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7 0 31 2 31 22z">
            <text:p/>
          </draw:path>
          <draw:path draw:style-name="gr4" draw:layer="layout" svg:width="0.041cm" svg:height="0.041cm" svg:x="2.782cm" svg:y="11.892cm" svg:viewBox="0 0 42 42" svg:d="M42 21c0-11-9-21-21-21-11 0-21 10-21 21 0 12 10 21 21 21 12 0 21-9 21-21z">
            <text:p/>
          </draw:path>
          <draw:path draw:style-name="gr4" draw:layer="layout" svg:width="0.172cm" svg:height="0.282cm" svg:x="3.049cm" svg:y="11.659cm" svg:viewBox="0 0 173 283" svg:d="M114 123l-50-12c-24-5-39-26-39-49 0-28 21-51 51-51 65 0 74 64 76 81 1 3 1 5 5 5 5 0 5-2 5-10v-78c0-7 0-9-5-9-2 0-3 0-5 6l-13 22c-13-13-29-28-63-28-43 0-76 34-76 75 0 33 21 60 51 71 4 1 24 7 51 14 11 2 22 5 33 19 9 10 12 22 12 36 0 27-19 56-51 56-12 0-41-2-62-21-23-22-24-46-24-61-1-3-3-3-5-3-5 0-5 2-5 9v78c0 7 0 10 4 10 3 0 4-1 6-6 0 0 1-1 14-22 12 14 38 28 72 28 45 0 77-39 77-82 0-38-27-70-59-78z">
            <text:p/>
          </draw:path>
          <draw:path draw:style-name="gr4" draw:layer="layout" svg:width="0.15cm" svg:height="0.177cm" svg:x="3.252cm" svg:y="11.758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4" draw:layer="layout" svg:width="0.121cm" svg:height="0.242cm" svg:x="3.421cm" svg:y="11.695cm" svg:viewBox="0 0 122 243" svg:d="M60 84h55v-12h-55v-72h-9c-2 32-13 74-51 75v9h33v106c0 49 36 53 51 53 27 0 38-27 38-53v-22h-10v22c0 29-11 43-26 43-26 0-26-35-26-42z">
            <text:p/>
          </draw:path>
          <draw:path draw:style-name="gr4" draw:layer="layout" svg:width="0.158cm" svg:height="0.335cm" svg:x="3.688cm" svg:y="11.677cm" svg:viewBox="0 0 159 336" svg:d="M159 14c0-7-5-14-14-14s-21 9-21 21c0 8 6 13 15 13 11 0 20-10 20-20zM81 276c-7 30-26 52-48 52-2 0-8 0-14-4 11-3 17-13 17-20s-4-15-15-15c-10 0-21 9-21 24s15 23 34 23c28 0 64-20 74-59l35-142c2-7 2-13 2-14 0-22-16-36-36-36-40 0-62 56-62 60s5 4 5 4c4 0 4 0 7-8 10-24 28-47 49-47 5 0 13 1 13 17 0 9-1 13-3 20z">
            <text:p/>
          </draw:path>
          <draw:path draw:style-name="gr4" draw:layer="layout" svg:width="0.343cm" svg:height="0.201cm" svg:x="4.004cm" svg:y="11.734cm" svg:viewBox="0 0 344 202" svg:d="M330 109c8 0 14 0 14-8 0-7-6-7-14-7h-288c22-17 32-32 35-38 18-26 21-50 21-52 0-4-5-4-8-4-6 0-8 1-9 8-8 38-32 70-76 89-4 1-5 2-5 4 0 4 2 4 5 6 41 16 68 47 76 90 1 4 3 5 9 5 3 0 8 0 8-4 0 0-3-25-20-51-8-12-19-25-36-38z">
            <text:p/>
          </draw:path>
          <draw:path draw:style-name="gr4" draw:layer="layout" svg:width="0.175cm" svg:height="0.177cm" svg:x="4.492cm" svg:y="11.758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4" draw:layer="layout" svg:width="0.13cm" svg:height="0.171cm" svg:x="4.68cm" svg:y="11.761cm" svg:viewBox="0 0 131 172" svg:d="M54 43v-43l-54 4v13c27 0 31 2 31 22v103c0 18-5 18-31 18v12c15 0 33-1 44-1 16 0 34 0 49 1v-12h-7c-29 0-30-5-30-18v-61c0-38 17-72 46-72 2 0 4 0 5 0-1 0-9 5-9 15 0 11 8 17 16 17 7 0 17-5 17-17 0-13-12-24-29-24-28 0-43 26-48 43z">
            <text:p/>
          </draw:path>
          <draw:path draw:style-name="gr4" draw:layer="layout" svg:width="0.177cm" svg:height="0.255cm" svg:x="4.831cm" svg:y="11.757cm" svg:viewBox="0 0 178 256" svg:d="M76 109c-34 0-34-39-34-47 0-11 0-23 5-33 4-5 12-16 29-16 33 0 33 39 33 48 0 11 0 23-6 33-3 4-12 15-27 15zM31 124c0-1 0-11 6-18 15 11 31 12 39 12 35 0 63-27 63-56 0-15-7-29-17-38 14-13 29-15 35-15 1 0 4 0 5 0-5 2-7 5-7 11s6 11 11 11c4 0 12-3 12-12 0-7-5-19-20-19-7 0-25 2-41 19-17-13-33-15-41-15-36 0-64 27-64 57 0 17 9 31 19 40-6 6-12 19-12 32 0 12 5 27 17 34-24 7-36 24-36 40 0 27 38 49 86 49 46 0 87-19 87-50 0-13-6-33-26-44-21-11-44-11-67-11-10 0-26 0-29 0-13-2-20-15-20-27zM87 247c-40 0-67-20-67-40 0-18 15-33 32-34h23c34 0 77 0 77 34 0 21-28 40-65 40z">
            <text:p/>
          </draw:path>
          <draw:path draw:style-name="gr4" draw:layer="layout" svg:width="0.301cm" svg:height="0.171cm" svg:x="5.096cm" svg:y="11.761cm" svg:viewBox="0 0 302 172" svg:d="M31 39v103c0 18-5 18-31 18v12c13 0 33-1 44-1 10 0 30 1 43 1v-12c-25 0-30 0-30-18v-72c0-39 28-61 52-61 25 0 30 21 30 43v90c0 18-5 18-31 18v12c13 0 33-1 44-1 10 0 29 1 43 1v-12c-26 0-30 0-30-18v-72c0-39 27-61 53-61 24 0 28 21 28 43v90c0 18-4 18-30 18v12c13 0 33-1 44-1 9 0 29 1 42 1v-12c-19 0-29 0-29-11v-75c0-33 0-45-12-60-6-6-19-14-41-14-33 0-50 23-56 39-6-35-34-39-52-39-28 0-46 17-57 41v-41l-55 4v13c27 0 31 2 31 22z">
            <text:p/>
          </draw:path>
          <draw:path draw:style-name="gr4" draw:layer="layout" svg:width="0.175cm" svg:height="0.177cm" svg:x="5.422cm" svg:y="11.758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4" draw:layer="layout" svg:width="0.195cm" svg:height="0.166cm" svg:x="5.604cm" svg:y="11.765cm" svg:viewBox="0 0 196 167" svg:d="M107 76c12-14 26-33 36-44 12-13 27-20 46-20v-12c-10 1-22 1-32 1-12 0-33-1-37-1v12c8 1 11 6 11 12 0 7-3 11-6 13l-24 31-31-39c-3-4-3-5-3-7 0-5 6-10 14-10v-12c-11 0-36 1-43 1s-26 0-36-1v12c28 0 28 0 45 24l39 50-37 46c-18 23-41 24-49 24v11c10 0 22-1 32-1 12 0 27 1 37 1v-11c-9-2-11-6-11-12 0-9 11-22 34-49l30 38c3 5 9 11 9 13 0 4-3 9-14 10v11c12 0 33-1 41-1 11 0 27 1 38 1v-11c-21 0-28-1-37-12z">
            <text:p/>
          </draw:path>
          <draw:path draw:style-name="gr4" draw:layer="layout" svg:width="0.133cm" svg:height="0.19cm" svg:x="5.823cm" svg:y="11.839cm" svg:viewBox="0 0 134 191" svg:d="M65 8c0 0 1-4 1-5s-1-3-4-3c-6 0-28 2-36 2-2 1-5 1-5 7 0 4 3 4 6 4 14 0 14 1 14 4 0 2 0 4-1 6l-39 154c-1 5-1 6-1 6 0 4 3 8 9 8 7 0 11-5 13-11 0-1 12-49 13-52 20 2 35 7 35 22 0 1 0 3-1 5-1 5-1 6-1 9 0 19 17 27 30 27 26 0 34-40 34-41 0-4-3-4-4-4-4 0-5 1-6 7-3 12-11 31-24 31-7 0-9-7-9-15 0-4 0-4 1-12 0 0 1-5 1-7 0-25-32-29-44-30 8-4 19-13 23-18 14-13 28-25 43-25 4 0 7 0 9 3-12 1-14 11-14 16s4 10 11 10 15-7 15-18c0-9-6-19-21-19s-29 11-44 23c-11 11-20 20-32 25z">
            <text:p/>
          </draw:path>
          <draw:path draw:style-name="gr4" draw:layer="layout" svg:width="0.15cm" svg:height="0.177cm" svg:x="6.003cm" svg:y="11.871cm" svg:viewBox="0 0 151 178" svg:d="M140 96c4 0 11 0 11-7 0-6-7-6-11-6h-127c5-40 38-70 80-70h47c4 0 11 0 11-6 0-7-7-7-11-7h-48c-50 0-92 40-92 89 0 50 42 89 92 89h48c4 0 11 0 11-6 0-7-7-7-11-7h-47c-42 0-75-30-80-69z">
            <text:p/>
          </draw:path>
          <draw:path draw:style-name="gr4" draw:layer="layout" svg:width="0.296cm" svg:height="0.226cm" svg:x="6.178cm" svg:y="11.815cm" svg:viewBox="0 0 297 227" svg:d="M96 59c4 9 12 30 24 60 21 48 34 74 55 100 2 1 3 1 4 1 6 0 12-4 13-5 5-4 5-5 8-17 19-80 40-154 44-159 3-6 17-11 42-13 5 0 11-13 11-20 0-6-1-6-7-6-28 0-43 11-48 20-15 24-41 126-53 176-15-21-26-44-33-58-13-30-28-65-44-107-2-8-2-8-3-9-1 0-2 0-2 0-5 0-10 2-15 4-4 5-4 7-5 13-6 69-31 138-38 149-2 5-6 11-13 11-1 0-12 0-23-8-1-1-1-1-2-1-4 0-11 15-11 22 0 4 0 7 10 10 8 4 14 5 17 5 20 0 35-41 40-58 19-50 24-81 29-110z">
            <text:p/>
          </draw:path>
          <draw:path draw:style-name="gr4" draw:layer="layout" svg:width="0.138cm" svg:height="0.386cm" svg:x="6.524cm" svg:y="11.642cm" svg:viewBox="0 0 139 387" svg:d="M82 52c0-16 10-41 53-43 1-1 4-2 4-5 0-4-4-4-8-4-39 0-75 20-75 48v88c0 16 0 28-15 41-15 11-29 12-38 12-2 1-3 2-3 5 0 4 2 4 7 4 25 2 44 15 48 34 1 5 1 6 1 20v77c0 15 0 29 19 43 15 12 40 15 56 15 4 0 8 0 8-3 0-4-3-4-7-4-24-3-44-15-48-34-2-4-2-5-2-19v-82c0-17-3-24-15-36-9-8-20-12-31-15 32-9 46-27 46-50z">
            <text:p/>
          </draw:path>
          <draw:path draw:style-name="gr4" draw:layer="layout" svg:width="0.199cm" svg:height="0.175cm" svg:x="6.7cm" svg:y="11.761cm" svg:viewBox="0 0 200 176" svg:d="M124 151c5 15 19 25 35 25 14 0 22-9 29-21 7-14 12-38 12-38 0-5-4-5-5-5-4 0-4 2-6 8-4 21-12 47-28 47-8 0-13-4-13-17 0-9 5-27 8-41l11-42c1-5 6-21 7-26 2-9 5-23 5-27 0-6-5-10-11-10-2 0-12 0-15 14-7 28-24 96-29 117-1 1-16 32-45 32-20 0-23-16-23-32 0-21 10-51 21-79 4-11 7-16 7-24 0-18-14-32-32-32-38 0-52 56-52 59 0 5 4 5 4 5 5 0 5-1 7-7 10-34 24-48 40-48 3 0 8 0 8 12 0 10-3 21-6 27-15 39-22 62-22 82 0 36 26 46 47 46 26 0 40-18 46-25z">
            <text:p/>
          </draw:path>
          <draw:path draw:style-name="gr4" draw:layer="layout" svg:width="0.133cm" svg:height="0.19cm" svg:x="6.931cm" svg:y="11.802cm" svg:viewBox="0 0 134 191" svg:d="M65 8c0 0 1-4 1-5s-1-3-4-3c-6 0-28 2-36 2-2 1-5 1-5 7 0 4 3 4 6 4 14 0 14 1 14 4 0 2 0 4-1 6l-39 154c-1 5-1 6-1 6 0 4 3 8 9 8 7 0 11-5 13-11 0-1 12-49 13-52 20 2 35 7 35 22 0 1 0 3-1 5-1 5-1 6-1 9 0 19 17 27 30 27 26 0 34-40 34-41 0-4-3-4-4-4-4 0-5 1-6 7-3 12-11 31-24 31-7 0-9-7-9-15 0-4 0-4 1-12 0 0 1-5 1-7 0-25-32-29-44-30 8-4 19-13 23-18 14-13 28-25 43-25 4 0 7 0 9 3-12 1-14 11-14 16s4 10 11 10 15-7 15-18c0-9-6-19-21-19s-29 11-44 23c-11 11-20 20-32 25z">
            <text:p/>
          </draw:path>
          <draw:path draw:style-name="gr4" draw:layer="layout" svg:width="0.138cm" svg:height="0.386cm" svg:x="7.128cm" svg:y="11.642cm" svg:viewBox="0 0 139 387" svg:d="M56 337c0 15-10 39-53 43-2 0-3 1-3 4s4 3 8 3c37 0 73-18 74-48v-88c0-15 0-28 16-41 13-11 28-12 37-12 1 0 4-2 4-4 0-4-3-4-7-5-25-1-44-15-48-34-2-4-2-5-2-19v-77c0-16 0-28-18-44-16-11-43-15-56-15-4 0-8 0-8 4s2 4 7 5c24 1 42 13 48 33 1 4 1 4 1 19v81c0 18 3 24 15 36 9 9 20 12 31 16-32 8-46 27-46 49z">
            <text:p/>
          </draw:path>
        </draw:g>
        <draw:g>
          <svg:title>TexMaths</svg:title>
          <svg:desc>10§latex§\begin{center}
Customers' demands and utilities \\
$S_k, u_k$ for all $k \in \cN$
\end{center}§svg§600§FALSE</svg:desc>
          <draw:polygon draw:style-name="gr3" draw:layer="layout" svg:width="5.144cm" svg:height="0.734cm" svg:x="2.056cm" svg:y="0.458cm" svg:viewBox="0 0 5145 735" draw:points="2573,735 0,735 0,0 5145,0 5145,735">
            <text:p/>
          </draw:polygon>
          <draw:path draw:style-name="gr4" draw:layer="layout" svg:width="0.214cm" svg:height="0.256cm" svg:x="2.076cm" svg:y="0.454cm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4" draw:layer="layout" svg:width="0.177cm" svg:height="0.159cm" svg:x="2.321cm" svg:y="0.547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4" draw:layer="layout" svg:width="0.115cm" svg:height="0.161cm" svg:x="2.517cm" svg:y="0.545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11cm" svg:height="0.22cm" svg:x="2.65cm" svg:y="0.486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56cm" svg:height="0.161cm" svg:x="2.79cm" svg:y="0.545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4" draw:layer="layout" svg:width="0.274cm" svg:height="0.155cm" svg:x="2.967cm" svg:y="0.547cm" svg:viewBox="0 0 275 156" svg:d="M28 35v94c0 16-4 16-28 16v11c12 0 30-1 40-1 9 0 27 1 39 1v-11c-23 0-27 0-27-16v-65c0-36 25-56 47-56 23 0 27 19 27 39v82c0 16-4 16-28 16v11c12 0 30-1 40-1 9 0 27 1 39 1v-11c-23 0-27 0-27-16v-65c0-36 25-56 48-56 22 0 26 19 26 39v82c0 16-4 16-28 16v11c12 0 30-1 40-1 9 0 27 1 39 1v-11c-18 0-27 0-27-10v-68c0-30 0-41-11-54-5-6-17-13-37-13-30 0-45 21-51 35-5-31-31-35-47-35-26 0-42 15-52 37v-37l-50 4v11c25 0 28 2 28 20z">
            <text:p/>
          </draw:path>
          <draw:path draw:style-name="gr4" draw:layer="layout" svg:width="0.136cm" svg:height="0.161cm" svg:x="3.259cm" svg:y="0.545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18cm" svg:height="0.155cm" svg:x="3.415cm" svg:y="0.547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4" draw:layer="layout" svg:width="0.115cm" svg:height="0.161cm" svg:x="3.554cm" svg:y="0.545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042cm" svg:height="0.105cm" svg:x="3.712cm" svg:y="0.458cm" svg:viewBox="0 0 43 106" svg:d="M43 37c0-21-8-37-24-37-13 0-19 10-19 19s6 19 19 19c7 0 12-4 14-6 1-1 1-1 2-1 0 0 0 5 0 6 0 12-2 37-25 59-4 4-4 5-4 6 0 3 2 4 3 4 4 0 34-27 34-69z">
            <text:p/>
          </draw:path>
          <draw:path draw:style-name="gr4" draw:layer="layout" svg:width="0.173cm" svg:height="0.248cm" svg:x="3.908cm" svg:y="0.458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4" draw:layer="layout" svg:width="0.136cm" svg:height="0.161cm" svg:x="4.101cm" svg:y="0.545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274cm" svg:height="0.155cm" svg:x="4.259cm" svg:y="0.547cm" svg:viewBox="0 0 275 156" svg:d="M28 35v94c0 16-4 16-28 16v11c12 0 30-1 40-1 9 0 27 1 39 1v-11c-23 0-27 0-27-16v-65c0-36 25-56 47-56 23 0 27 19 27 39v82c0 16-4 16-28 16v11c12 0 30-1 40-1 9 0 27 1 39 1v-11c-23 0-27 0-27-16v-65c0-36 25-56 48-56 22 0 26 19 26 39v82c0 16-4 16-28 16v11c12 0 30-1 40-1 9 0 27 1 39 1v-11c-18 0-27 0-27-10v-68c0-30 0-41-11-54-5-6-17-13-37-13-30 0-45 21-51 35-5-31-31-35-47-35-26 0-42 15-52 37v-37l-50 4v11c25 0 28 2 28 20z">
            <text:p/>
          </draw:path>
          <draw:path draw:style-name="gr4" draw:layer="layout" svg:width="0.159cm" svg:height="0.161cm" svg:x="4.555cm" svg:y="0.545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4" draw:layer="layout" svg:width="0.177cm" svg:height="0.155cm" svg:x="4.728cm" svg:y="0.547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4" draw:layer="layout" svg:width="0.173cm" svg:height="0.248cm" svg:x="4.924cm" svg:y="0.458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4" draw:layer="layout" svg:width="0.115cm" svg:height="0.161cm" svg:x="5.118cm" svg:y="0.545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159cm" svg:height="0.161cm" svg:x="5.377cm" svg:y="0.545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4" draw:layer="layout" svg:width="0.177cm" svg:height="0.155cm" svg:x="5.55cm" svg:y="0.547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4" draw:layer="layout" svg:width="0.173cm" svg:height="0.248cm" svg:x="5.746cm" svg:y="0.458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4" draw:layer="layout" svg:width="0.177cm" svg:height="0.159cm" svg:x="6.057cm" svg:y="0.547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4" draw:layer="layout" svg:width="0.11cm" svg:height="0.22cm" svg:x="6.248cm" svg:y="0.486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075cm" svg:height="0.235cm" svg:x="6.39cm" svg:y="0.467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4" draw:layer="layout" svg:width="0.078cm" svg:height="0.244cm" svg:x="6.487cm" svg:y="0.458cm" svg:viewBox="0 0 79 245" svg:d="M51 0l-51 4v11c25 0 28 2 28 20v183c0 16-4 16-28 16v11c12 0 31-1 40-1 8 0 26 1 39 1v-11c-24 0-28 0-28-16z">
            <text:p/>
          </draw:path>
          <draw:path draw:style-name="gr4" draw:layer="layout" svg:width="0.075cm" svg:height="0.235cm" svg:x="6.585cm" svg:y="0.467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4" draw:layer="layout" svg:width="0.11cm" svg:height="0.22cm" svg:x="6.678cm" svg:y="0.486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075cm" svg:height="0.235cm" svg:x="6.819cm" svg:y="0.467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4" draw:layer="layout" svg:width="0.136cm" svg:height="0.161cm" svg:x="6.915cm" svg:y="0.545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15cm" svg:height="0.161cm" svg:x="7.073cm" svg:y="0.545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208cm" svg:height="0.256cm" svg:x="3.133cm" svg:y="0.876cm" svg:viewBox="0 0 209 257" svg:d="M209 4c0-2 0-4-3-4-2 0-3 0-7 5l-17 20c-9-16-27-25-50-25-45 0-88 41-88 83 0 29 19 45 37 50l38 10c13 3 33 9 33 38 0 31-29 65-64 65-23 0-62-8-62-52 0-8 2-17 2-19 1-1 1-2 1-2 0-4-3-4-4-4-2 0-3 0-4 1s-21 82-21 83c0 2 2 4 4 4s2-1 6-6l18-20c15 21 39 26 59 26 48 0 90-47 90-91 0-25-12-37-17-41-8-9-14-10-45-18-8-2-21-6-24-6-9-4-21-14-21-33 0-28 28-58 61-58 30 0 51 15 51 55 0 11-1 17-1 19 0 1 0 4 4 4s4-1 5-7z">
            <text:p/>
          </draw:path>
          <draw:path draw:style-name="gr4" draw:layer="layout" svg:width="0.121cm" svg:height="0.173cm" svg:x="3.349cm" svg:y="1.006cm" svg:viewBox="0 0 122 174" svg:d="M59 7c0 0 1-3 1-4s-1-3-4-3c-5 0-25 2-32 2-2 1-5 1-5 6 0 4 3 4 6 4 12 0 12 1 12 3s0 4-1 6l-35 140c-1 4-1 5-1 5 0 4 3 8 8 8 7 0 10-5 12-10 0-1 11-45 12-48 18 2 32 7 32 20 0 1 0 3-1 5-1 4-1 5-1 8 0 17 15 25 27 25 24 0 31-37 31-38 0-3-3-3-4-3-3 0-4 1-5 6-3 11-10 28-22 28-6 0-8-6-8-13 0-4 0-4 1-11 0 0 1-5 1-7 0-22-29-26-40-27 7-4 17-12 21-16 12-12 25-23 39-23 3 0 6 0 8 3-11 1-13 10-13 14 0 5 4 9 10 9 7 0 14-6 14-16 0-8-6-17-19-17-14 0-27 10-40 21-10 10-18 18-29 22z">
            <text:p/>
          </draw:path>
          <draw:path draw:style-name="gr4" draw:layer="layout" svg:width="0.041cm" svg:height="0.105cm" svg:x="3.534cm" svg:y="1.087cm" svg:viewBox="0 0 42 106" svg:d="M42 37c0-23-9-37-23-37-12 0-19 9-19 19 0 9 7 19 19 19 4 0 9-2 13-5 1-1 1-1 1-1 1 0 1 0 1 5 0 27-12 48-24 60-4 3-4 4-4 5 0 3 2 4 3 4 4 0 33-27 33-69z">
            <text:p/>
          </draw:path>
          <draw:path draw:style-name="gr4" draw:layer="layout" svg:width="0.181cm" svg:height="0.159cm" svg:x="3.67cm" svg:y="0.968cm" svg:viewBox="0 0 182 160" svg:d="M113 137c4 14 17 23 32 23 12 0 20-8 26-19 6-13 11-35 11-35 0-4-4-4-5-4-3 0-3 2-5 7-4 19-11 43-26 43-7 0-11-4-11-16 0-8 4-24 7-37l10-38c1-5 5-19 6-24 2-8 5-21 5-24 0-6-5-9-10-9-2 0-11 0-14 12-6 26-22 88-26 107-1 1-15 29-41 29-18 0-21-15-21-29 0-19 9-47 19-72 4-10 6-15 6-22 0-16-12-29-29-29-34 0-47 51-47 54 0 4 4 4 4 4 4 0 4-1 6-6 9-31 22-44 36-44 3 0 8 0 8 11 0 9-3 19-6 25-13 35-20 56-20 74 0 33 24 42 43 42 24 0 36-16 42-23z">
            <text:p/>
          </draw:path>
          <draw:path draw:style-name="gr4" draw:layer="layout" svg:width="0.121cm" svg:height="0.173cm" svg:x="3.879cm" svg:y="1.006cm" svg:viewBox="0 0 122 174" svg:d="M59 7c0 0 1-3 1-4s-1-3-4-3c-5 0-25 2-32 2-2 1-5 1-5 6 0 4 3 4 6 4 12 0 12 1 12 3s0 4-1 6l-35 140c-1 4-1 5-1 5 0 4 3 8 8 8 7 0 10-5 12-10 0-1 11-45 12-48 18 2 32 7 32 20 0 1 0 3-1 5-1 4-1 5-1 8 0 17 15 25 27 25 24 0 31-37 31-38 0-3-3-3-4-3-3 0-4 1-5 6-3 11-10 28-22 28-6 0-8-6-8-13 0-4 0-4 1-11 0 0 1-5 1-7 0-22-29-26-40-27 7-4 17-12 21-16 12-12 25-23 39-23 3 0 6 0 8 3-11 1-13 10-13 14 0 5 4 9 10 9 7 0 14-6 14-16 0-8-6-17-19-17-14 0-27 10-40 21-10 10-18 18-29 22z">
            <text:p/>
          </draw:path>
          <draw:path draw:style-name="gr4" draw:layer="layout" svg:width="0.114cm" svg:height="0.248cm" svg:x="4.163cm" svg:y="0.876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4" draw:layer="layout" svg:width="0.156cm" svg:height="0.161cm" svg:x="4.268cm" svg:y="0.966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4" draw:layer="layout" svg:width="0.118cm" svg:height="0.155cm" svg:x="4.444cm" svg:y="0.968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4" draw:layer="layout" svg:width="0.159cm" svg:height="0.161cm" svg:x="4.704cm" svg:y="0.966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4" draw:layer="layout" svg:width="0.078cm" svg:height="0.244cm" svg:x="4.876cm" svg:y="0.88cm" svg:viewBox="0 0 79 245" svg:d="M51 0l-51 4v11c25 0 28 2 28 20v183c0 16-4 16-28 16v11c12 0 31-1 40-1 8 0 26 1 39 1v-11c-24 0-28 0-28-16z">
            <text:p/>
          </draw:path>
          <draw:path draw:style-name="gr4" draw:layer="layout" svg:width="0.078cm" svg:height="0.244cm" svg:x="4.974cm" svg:y="0.88cm" svg:viewBox="0 0 79 245" svg:d="M51 0l-51 4v11c25 0 28 2 28 20v183c0 16-4 16-28 16v11c12 0 31-1 40-1 8 0 26 1 39 1v-11c-24 0-28 0-28-16z">
            <text:p/>
          </draw:path>
          <draw:path draw:style-name="gr4" draw:layer="layout" svg:width="0.159cm" svg:height="0.248cm" svg:x="5.196cm" svg:y="0.88cm" svg:viewBox="0 0 160 249" svg:d="M82 4c0 0 0-4-5-4-8 0-33 3-43 4-3 0-6 0-6 7 0 4 3 4 8 4 17 0 18 2 18 6l-1 7-52 203c-1 5-1 6-1 8 0 8 7 10 10 10 5 0 10-3 12-8 2-3 18-68 20-77 12 1 41 7 41 30 0 3 0 4-1 7-1 5-1 9-1 13 0 21 14 35 32 35 11 0 20-6 28-19 9-15 13-35 13-36 0-3-3-3-4-3-4 0-4 1-5 6-7 26-16 44-31 44-7 0-11-4-11-17 0-6 1-14 2-19 2-6 2-8 2-11 0-23-22-33-53-37 11-7 23-18 31-26 17-19 33-34 50-34 3 0 3 0 4 0 4 1 4 1 7 3 1 0 1 1 1 1-16 1-20 15-20 19 0 6 4 13 14 13 9 0 19-8 19-22 0-10-8-22-24-22-10 0-26 3-51 31-12 13-26 28-40 33z">
            <text:p/>
          </draw:path>
          <draw:path draw:style-name="gr4" draw:layer="layout" svg:width="0.176cm" svg:height="0.204cm" svg:x="5.498cm" svg:y="0.934cm" svg:viewBox="0 0 177 205" svg:d="M164 109c6 0 13 0 13-7s-7-7-13-7h-150c5-47 45-81 95-81h55c6 0 13 0 13-7s-7-7-13-7h-55c-61 0-109 46-109 102 0 57 48 103 109 103h55c6 0 13 0 13-7s-7-7-13-7h-55c-50 0-90-34-95-82z">
            <text:p/>
          </draw:path>
          <draw:path draw:style-name="gr4" draw:layer="layout" svg:width="0.354cm" svg:height="0.29cm" svg:x="5.791cm" svg:y="0.851cm" svg:viewBox="0 0 355 291" svg:d="M118 71c6 18 14 45 30 88 22 60 32 82 54 115 5 8 5 8 8 8 5 0 12-4 16-7 5-5 6-5 9-22 22-93 48-190 55-206 1 0 8-14 51-15 7 0 14-19 14-26 0-6-2-6-7-6-35 0-51 15-55 19-10 13-19 39-35 98-12 45-24 91-35 136-19-29-30-57-47-102-18-50-30-87-39-119-2-7-3-7-6-7-1 0-8 0-18 8-3 3-4 6-4 10-10 94-43 187-53 204-2 5-7 12-14 12-3 0-17-2-26-11-2-1-3-1-3-1-6 0-13 18-13 26 0 11 21 18 31 18 23 0 41-50 47-66 22-64 33-116 40-154z">
            <text:p/>
          </draw:path>
        </draw:g>
        <draw:custom-shape draw:style-name="gr9" draw:text-style-name="P1" xml:id="id12" draw:id="id12" draw:layer="layout" svg:width="6.726cm" svg:height="1.13cm" draw:transform="skewX (-0.604756585816035) translate (0.779cm 0.262cm)">
          <text:p text:style-name="P1"/>
          <text:p text:style-name="P1"/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4.238cm" svg:y1="1.392cm" svg:x2="4.228cm" svg:y2="2.005cm" draw:start-shape="id12" draw:start-glue-point="7" draw:end-shape="id6" draw:end-glue-point="4" svg:d="M4238 1392l-10 613" svg:viewBox="0 0 11 614">
          <text:p/>
        </draw:connector>
        <draw:g>
          <svg:title>TexMaths</svg:title>
          <svg:desc>11§latex§\begin{center}
Sort customers' demands by efficiency\\
$\frac{u_1}{|S_1|}\le \frac{u_2}{|S_2|}\le \cdots \le \frac{u_n}{|S_n|}$
\end{center}§svg§600§FALSE</svg:desc>
          <draw:polygon draw:style-name="gr3" draw:layer="layout" svg:width="6.447cm" svg:height="0.934cm" svg:x="1.027cm" svg:y="2.247cm" svg:viewBox="0 0 6448 935" draw:points="3224,935 0,935 0,0 6448,0 6448,935">
            <text:p/>
          </draw:polygon>
          <draw:path draw:style-name="gr4" draw:layer="layout" svg:width="0.172cm" svg:height="0.282cm" svg:x="1.049cm" svg:y="2.243cm" svg:viewBox="0 0 173 283" svg:d="M114 123l-50-12c-24-5-39-26-39-49 0-28 21-51 51-51 65 0 74 64 76 81 1 3 1 5 5 5 5 0 5-2 5-10v-78c0-7 0-9-5-9-2 0-3 0-5 5l-13 22c-13-12-29-27-63-27-43 0-76 34-76 75 0 33 21 60 51 71 4 1 24 7 51 13 11 3 22 6 33 20 9 10 12 22 12 35 0 28-19 56-51 56-12 0-41-2-62-20-23-22-24-47-24-61-1-3-3-3-5-3-5 0-5 2-5 9v78c0 6 0 10 4 10 3 0 4-2 6-6 0 0 1-1 14-22 12 13 38 28 72 28 45 0 77-39 77-82 0-38-27-70-59-78z">
            <text:p/>
          </draw:path>
          <draw:path draw:style-name="gr4" draw:layer="layout" svg:width="0.172cm" svg:height="0.177cm" svg:x="1.252cm" svg:y="2.343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4" draw:layer="layout" svg:width="0.13cm" svg:height="0.171cm" svg:x="1.446cm" svg:y="2.345cm" svg:viewBox="0 0 131 172" svg:d="M54 43v-43l-54 4v12c27 0 31 3 31 22v104c0 17-5 17-31 17v13c15 0 33-2 44-2 16 0 34 0 49 2v-13h-7c-29 0-30-4-30-17v-61c0-38 17-72 46-72 2 0 4 0 5 0-1 0-9 5-9 15 0 11 8 17 16 17 7 0 17-5 17-17 0-13-12-24-29-24-28 0-43 26-48 43z">
            <text:p/>
          </draw:path>
          <draw:path draw:style-name="gr4" draw:layer="layout" svg:width="0.121cm" svg:height="0.242cm" svg:x="1.593cm" svg:y="2.278cm" svg:viewBox="0 0 122 243" svg:d="M60 84h55v-13h-55v-71h-9c-2 32-13 74-51 75v9h33v106c0 49 36 53 51 53 27 0 38-27 38-53v-22h-10v22c0 29-11 43-26 43-26 0-26-35-26-42z">
            <text:p/>
          </draw:path>
          <draw:path draw:style-name="gr4" draw:layer="layout" svg:width="0.147cm" svg:height="0.177cm" svg:x="1.878cm" svg:y="2.343cm" svg:viewBox="0 0 148 178" svg:d="M32 89c0-63 32-79 53-79 3 0 28 0 41 14-15 1-18 13-18 18 0 10 7 17 18 17 10 0 18-6 18-17 0-27-30-42-59-42-49 0-85 42-85 90 0 50 38 88 84 88 52 0 64-46 64-50s-4-4-5-4c-3 0-4 1-4 4-13 36-38 40-52 40-20 0-55-16-55-79z">
            <text:p/>
          </draw:path>
          <draw:path draw:style-name="gr4" draw:layer="layout" svg:width="0.195cm" svg:height="0.175cm" svg:x="2.05cm" svg:y="2.345cm" svg:viewBox="0 0 196 176" svg:d="M140 141v35l56-4v-13c-28 0-31-2-31-20v-139l-57 4v12c27 0 31 3 31 22v70c0 33-19 59-48 59-33 0-34-17-34-38v-129l-57 4v12c31 0 31 2 31 36v58c0 31 0 66 58 66 22 0 40-11 51-35z">
            <text:p/>
          </draw:path>
          <draw:path draw:style-name="gr4" draw:layer="layout" svg:width="0.127cm" svg:height="0.177cm" svg:x="2.266cm" svg:y="2.343cm" svg:viewBox="0 0 128 178" svg:d="M68 99c9 1 41 8 41 35 0 20-13 36-44 36-33 0-47-23-54-56-1-4-2-6-6-6-5 0-5 3-5 10v51c0 7 0 9 4 9 3 0 3 0 10-8 0 0 0-1 8-8 16 16 34 16 43 16 45 0 63-25 63-54 0-21-13-32-17-36-13-13-27-17-44-19-22-4-48-10-48-32 0-14 10-29 44-29 43 0 44 35 45 47 1 3 4 3 4 3 6 0 6-2 6-10v-39c0-7 0-9-5-9-2 0-2 0-7 4-2 3-6 6-7 7-14-11-31-11-36-11-49 0-63 26-63 47 0 15 7 26 16 34 14 10 25 12 52 18z">
            <text:p/>
          </draw:path>
          <draw:path draw:style-name="gr4" draw:layer="layout" svg:width="0.121cm" svg:height="0.242cm" svg:x="2.412cm" svg:y="2.278cm" svg:viewBox="0 0 122 243" svg:d="M60 84h55v-13h-55v-71h-9c-2 32-13 74-51 75v9h33v106c0 49 36 53 51 53 27 0 38-27 38-53v-22h-10v22c0 29-11 43-26 43-26 0-26-35-26-42z">
            <text:p/>
          </draw:path>
          <draw:path draw:style-name="gr4" draw:layer="layout" svg:width="0.172cm" svg:height="0.177cm" svg:x="2.566cm" svg:y="2.343cm" svg:viewBox="0 0 173 178" svg:d="M173 91c0-50-40-91-86-91-50 0-87 43-87 91 0 50 41 87 86 87 47 0 87-37 87-87zM87 168c-18 0-34-7-45-25-10-18-10-41-10-55 0-15 0-36 10-54s28-25 44-25c17 0 34 9 44 25 10 17 10 39 10 54 0 14 0 35-8 52-9 17-26 28-45 28z">
            <text:p/>
          </draw:path>
          <draw:path draw:style-name="gr4" draw:layer="layout" svg:width="0.301cm" svg:height="0.171cm" svg:x="2.761cm" svg:y="2.345cm" svg:viewBox="0 0 302 172" svg:d="M31 38v104c0 17-5 17-31 17v13c13 0 33-2 44-2 10 0 30 2 43 2v-13c-25 0-30 0-30-17v-72c0-39 28-61 52-61 25 0 30 21 30 43v90c0 17-5 17-31 17v13c13 0 33-2 44-2 10 0 29 2 43 2v-13c-26 0-30 0-30-17v-72c0-39 27-61 53-61 24 0 28 21 28 43v90c0 17-4 17-30 17v13c13 0 33-2 44-2 9 0 29 2 42 2v-13c-19 0-29 0-29-11v-74c0-33 0-45-12-60-6-6-19-14-41-14-33 0-50 23-56 38-6-34-34-38-52-38-28 0-46 16-57 41v-41l-55 4v12c27 0 31 3 31 22z">
            <text:p/>
          </draw:path>
          <draw:path draw:style-name="gr4" draw:layer="layout" svg:width="0.15cm" svg:height="0.177cm" svg:x="3.082cm" svg:y="2.343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4" draw:layer="layout" svg:width="0.13cm" svg:height="0.171cm" svg:x="3.253cm" svg:y="2.345cm" svg:viewBox="0 0 131 172" svg:d="M54 43v-43l-54 4v12c27 0 31 3 31 22v104c0 17-5 17-31 17v13c15 0 33-2 44-2 16 0 34 0 49 2v-13h-7c-29 0-30-4-30-17v-61c0-38 17-72 46-72 2 0 4 0 5 0-1 0-9 5-9 15 0 11 8 17 16 17 7 0 17-5 17-17 0-13-12-24-29-24-28 0-43 26-48 43z">
            <text:p/>
          </draw:path>
          <draw:path draw:style-name="gr4" draw:layer="layout" svg:width="0.127cm" svg:height="0.177cm" svg:x="3.406cm" svg:y="2.343cm" svg:viewBox="0 0 128 178" svg:d="M68 99c9 1 41 8 41 35 0 20-13 36-44 36-33 0-47-23-54-56-1-4-2-6-6-6-5 0-5 3-5 10v51c0 7 0 9 4 9 3 0 3 0 10-8 0 0 0-1 8-8 16 16 34 16 43 16 45 0 63-25 63-54 0-21-13-32-17-36-13-13-27-17-44-19-22-4-48-10-48-32 0-14 10-29 44-29 43 0 44 35 45 47 1 3 4 3 4 3 6 0 6-2 6-10v-39c0-7 0-9-5-9-2 0-2 0-7 4-2 3-6 6-7 7-14-11-31-11-36-11-49 0-63 26-63 47 0 15 7 26 16 34 14 10 25 12 52 18z">
            <text:p/>
          </draw:path>
          <draw:path draw:style-name="gr4" draw:layer="layout" svg:width="0.046cm" svg:height="0.116cm" svg:x="3.58cm" svg:y="2.247cm" svg:viewBox="0 0 47 117" svg:d="M47 41c0-23-9-41-26-41-14 0-21 11-21 21s7 21 21 21c8 0 13-5 15-7 1-1 1-1 2-1 0 0 0 6 0 7 0 13-2 40-27 65-4 4-4 5-4 6 0 3 2 5 3 5 4 0 37-30 37-76z">
            <text:p/>
          </draw:path>
          <draw:path draw:style-name="gr4" draw:layer="layout" svg:width="0.19cm" svg:height="0.273cm" svg:x="3.796cm" svg:y="2.247cm" svg:viewBox="0 0 191 274" svg:d="M134 247v27l57-5v-12c-26 0-29-3-29-22v-235l-56 4v12c27 0 29 3 29 22v84c-11-14-27-24-48-24-46 0-87 38-87 88 0 49 38 88 82 88 26 0 42-13 52-27zM134 144v79c0 8 0 8-4 14-11 19-29 28-45 28-18 0-32-10-41-25-11-16-12-38-12-54 0-14 1-38 12-55 9-12 23-24 44-24 14 0 30 5 42 23 4 6 4 7 4 14z">
            <text:p/>
          </draw:path>
          <draw:path draw:style-name="gr4" draw:layer="layout" svg:width="0.15cm" svg:height="0.177cm" svg:x="4.008cm" svg:y="2.343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4" draw:layer="layout" svg:width="0.301cm" svg:height="0.171cm" svg:x="4.182cm" svg:y="2.345cm" svg:viewBox="0 0 302 172" svg:d="M31 38v104c0 17-5 17-31 17v13c13 0 33-2 44-2 10 0 30 2 43 2v-13c-25 0-30 0-30-17v-72c0-39 28-61 52-61 25 0 30 21 30 43v90c0 17-5 17-31 17v13c13 0 33-2 44-2 10 0 29 2 43 2v-13c-26 0-30 0-30-17v-72c0-39 27-61 53-61 24 0 28 21 28 43v90c0 17-4 17-30 17v13c13 0 33-2 44-2 9 0 29 2 42 2v-13c-19 0-29 0-29-11v-74c0-33 0-45-12-60-6-6-19-14-41-14-33 0-50 23-56 38-6-34-34-38-52-38-28 0-46 16-57 41v-41l-55 4v12c27 0 31 3 31 22z">
            <text:p/>
          </draw:path>
          <draw:path draw:style-name="gr4" draw:layer="layout" svg:width="0.175cm" svg:height="0.177cm" svg:x="4.507cm" svg:y="2.343cm" svg:viewBox="0 0 176 178" svg:d="M113 145c1 16 12 32 31 32 8 0 32-5 32-37v-22h-10v22c0 22-10 25-14 25-13 0-15-18-15-20v-78c0-16 0-31-14-46-15-14-34-21-53-21-32 0-59 19-59 44 0 12 8 19 19 19 10 0 17-8 17-19 0-4-2-18-20-18 10-13 30-17 42-17 19 0 41 15 41 49v15c-20 1-46 2-72 14-28 13-38 33-38 50 0 31 37 41 63 41 25 0 43-15 50-33zM110 81v39c0 37-28 50-45 50-19 0-35-14-35-34 0-21 16-52 80-55z">
            <text:p/>
          </draw:path>
          <draw:path draw:style-name="gr4" draw:layer="layout" svg:width="0.195cm" svg:height="0.171cm" svg:x="4.696cm" svg:y="2.345cm" svg:viewBox="0 0 196 172" svg:d="M31 38v104c0 17-5 17-31 17v13c13 0 33-2 44-2 10 0 31 2 44 2v-13c-26 0-31 0-31-17v-72c0-39 28-61 53-61 24 0 29 21 29 43v90c0 17-5 17-31 17v13c14 0 34-2 44-2s31 2 44 2v-13c-21 0-30 0-31-11v-74c0-33 0-45-12-60-6-6-18-14-41-14-28 0-46 16-57 41v-41l-55 4v12c27 0 31 3 31 22z">
            <text:p/>
          </draw:path>
          <draw:path draw:style-name="gr4" draw:layer="layout" svg:width="0.19cm" svg:height="0.273cm" svg:x="4.912cm" svg:y="2.247cm" svg:viewBox="0 0 191 274" svg:d="M134 247v27l57-5v-12c-26 0-29-3-29-22v-235l-56 4v12c27 0 29 3 29 22v84c-11-14-27-24-48-24-46 0-87 38-87 88 0 49 38 88 82 88 26 0 42-13 52-27zM134 144v79c0 8 0 8-4 14-11 19-29 28-45 28-18 0-32-10-41-25-11-16-12-38-12-54 0-14 1-38 12-55 9-12 23-24 44-24 14 0 30 5 42 23 4 6 4 7 4 14z">
            <text:p/>
          </draw:path>
          <draw:path draw:style-name="gr4" draw:layer="layout" svg:width="0.127cm" svg:height="0.177cm" svg:x="5.127cm" svg:y="2.343cm" svg:viewBox="0 0 128 178" svg:d="M68 99c9 1 41 8 41 35 0 20-13 36-44 36-33 0-47-23-54-56-1-4-2-6-6-6-5 0-5 3-5 10v51c0 7 0 9 4 9 3 0 3 0 10-8 0 0 0-1 8-8 16 16 34 16 43 16 45 0 63-25 63-54 0-21-13-32-17-36-13-13-27-17-44-19-22-4-48-10-48-32 0-14 10-29 44-29 43 0 44 35 45 47 1 3 4 3 4 3 6 0 6-2 6-10v-39c0-7 0-9-5-9-2 0-2 0-7 4-2 3-6 6-7 7-14-11-31-11-36-11-49 0-63 26-63 47 0 15 7 26 16 34 14 10 25 12 52 18z">
            <text:p/>
          </draw:path>
          <draw:path draw:style-name="gr4" draw:layer="layout" svg:width="0.19cm" svg:height="0.273cm" svg:x="5.406cm" svg:y="2.247cm" svg:viewBox="0 0 191 274" svg:d="M56 123v-123l-56 4v12c27 0 31 3 31 22v231h9c1 0 4-5 14-24 5 9 22 29 50 29 48 0 87-39 87-88 0-50-37-88-82-88-30 0-46 19-53 25zM57 225v-80c0-8 0-8 5-14 15-21 36-24 46-24 16 0 31 10 40 24 10 16 11 38 11 54 0 14-1 38-12 55-7 12-23 25-44 25-17 0-32-9-40-24-6-8-6-9-6-16z">
            <text:p/>
          </draw:path>
          <draw:path draw:style-name="gr4" draw:layer="layout" svg:width="0.189cm" svg:height="0.246cm" svg:x="5.607cm" svg:y="2.35cm" svg:viewBox="0 0 190 247" svg:d="M154 37c10-25 30-25 36-25v-12c-9 1-21 1-29 1-7 0-26-1-33-1v12c12 0 17 7 17 17 0 4 0 4-2 9l-40 95-43-104c-1-4-2-5-2-7 0-10 15-10 22-10v-12c-10 0-36 1-43 1-10 0-25 0-37-1v12c19 0 26 0 32 13l58 142c-2 6-8 18-10 23-9 21-20 49-44 49-2 0-11 0-18-8 12-1 15-10 15-15 0-11-8-17-17-17-7 0-16 4-16 17 0 17 16 31 36 31 24 0 40-23 50-45z">
            <text:p/>
          </draw:path>
          <draw:path draw:style-name="gr4" draw:layer="layout" svg:width="0.15cm" svg:height="0.177cm" svg:x="5.944cm" svg:y="2.343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4" draw:layer="layout" svg:width="0.3cm" svg:height="0.273cm" svg:x="6.114cm" svg:y="2.243cm" svg:viewBox="0 0 301 274" svg:d="M225 119c18 0 20 4 20 21v104c0 18-4 18-29 18v12c12-1 33-1 42-1 10 0 29 0 43 1v-12c-26 0-29 0-29-18v-143l-16 2c-18 1-22 1-40 3-2 1-3 1-8 1h-45v-44c0-39 33-54 57-54 12 0 25 3 33 12-15 1-18 12-18 19 0 12 10 17 18 17 9 0 18-6 18-17 0-24-22-40-51-40-34 0-56 15-63 21-9-13-25-21-45-21-36 0-81 20-81 62v45h-31v12h31v125c0 18-5 18-31 18v12c13-1 34-1 44-1 9 0 29 0 43 1v-12c-27 0-31 0-31-18v-125h83v125c0 18-5 18-31 18v12c13-1 33-1 43-1s28 0 43 1v-12c-26 0-30 0-30-18v-125zM139 107h-84v-44c0-39 34-54 57-54 9 0 22 2 33 12-15 1-19 11-19 19 0 7 5 14 13 16z">
            <text:p/>
          </draw:path>
          <draw:path draw:style-name="gr4" draw:layer="layout" svg:width="0.147cm" svg:height="0.177cm" svg:x="6.44cm" svg:y="2.343cm" svg:viewBox="0 0 148 178" svg:d="M32 89c0-63 32-79 53-79 3 0 28 0 41 14-15 1-18 13-18 18 0 10 7 17 18 17 10 0 18-6 18-17 0-27-30-42-59-42-49 0-85 42-85 90 0 50 38 88 84 88 52 0 64-46 64-50s-4-4-5-4c-3 0-4 1-4 4-13 36-38 40-52 40-20 0-55-16-55-79z">
            <text:p/>
          </draw:path>
          <draw:path draw:style-name="gr4" draw:layer="layout" svg:width="0.083cm" svg:height="0.258cm" svg:x="6.612cm" svg:y="2.257cm" svg:viewBox="0 0 84 259" svg:d="M56 88l-55 4v12c26 0 30 3 30 21v105c0 17-5 17-31 17v12c12 0 34-1 43-1 14 0 27 1 41 1v-12c-26 0-28-2-28-16zM58 21c0-13-10-21-21-21-12 0-21 11-21 21s9 20 21 20c11 0 21-8 21-20z">
            <text:p/>
          </draw:path>
          <draw:path draw:style-name="gr4" draw:layer="layout" svg:width="0.15cm" svg:height="0.177cm" svg:x="6.716cm" svg:y="2.343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4" draw:layer="layout" svg:width="0.195cm" svg:height="0.171cm" svg:x="6.89cm" svg:y="2.345cm" svg:viewBox="0 0 196 172" svg:d="M31 38v104c0 17-5 17-31 17v13c13 0 33-2 44-2 10 0 31 2 44 2v-13c-26 0-31 0-31-17v-72c0-39 28-61 53-61 24 0 29 21 29 43v90c0 17-5 17-31 17v13c14 0 34-2 44-2s31 2 44 2v-13c-21 0-30 0-31-11v-74c0-33 0-45-12-60-6-6-18-14-41-14-28 0-46 16-57 41v-41l-55 4v12c27 0 31 3 31 22z">
            <text:p/>
          </draw:path>
          <draw:path draw:style-name="gr4" draw:layer="layout" svg:width="0.147cm" svg:height="0.177cm" svg:x="7.105cm" svg:y="2.343cm" svg:viewBox="0 0 148 178" svg:d="M32 89c0-63 32-79 53-79 3 0 28 0 41 14-15 1-18 13-18 18 0 10 7 17 18 17 10 0 18-6 18-17 0-27-30-42-59-42-49 0-85 42-85 90 0 50 38 88 84 88 52 0 64-46 64-50s-4-4-5-4c-3 0-4 1-4 4-13 36-38 40-52 40-20 0-55-16-55-79z">
            <text:p/>
          </draw:path>
          <draw:path draw:style-name="gr4" draw:layer="layout" svg:width="0.189cm" svg:height="0.246cm" svg:x="7.272cm" svg:y="2.35cm" svg:viewBox="0 0 190 247" svg:d="M154 37c10-25 30-25 36-25v-12c-9 1-21 1-29 1-7 0-26-1-33-1v12c12 0 17 7 17 17 0 4 0 4-2 9l-40 95-43-104c-1-4-2-5-2-7 0-10 15-10 22-10v-12c-10 0-36 1-43 1-10 0-25 0-37-1v12c19 0 26 0 32 13l58 142c-2 6-8 18-10 23-9 21-20 49-44 49-2 0-11 0-18-8 12-1 15-10 15-15 0-11-8-17-17-17-7 0-16 4-16 17 0 17 16 31 36 31 24 0 40-23 50-45z">
            <text:p/>
          </draw:path>
          <draw:path draw:style-name="gr4" draw:layer="layout" svg:width="0.157cm" svg:height="0.122cm" svg:x="2.458cm" svg:y="2.702cm" svg:viewBox="0 0 158 123" svg:d="M102 76c-1 5-3 16-4 16-6 9-16 23-33 23-19 0-19-17-19-23 0-15 8-35 16-55 2-5 3-10 3-14 0-14-11-23-25-23-28 0-40 37-40 42 0 3 3 3 4 3 5 0 5-1 6-4 6-22 19-33 28-33 5 0 7 3 7 10 0 5-2 12-4 17-15 39-15 46-15 53 0 5 0 18 10 26 8 7 19 9 28 9 17 0 26-9 35-17 7 16 24 17 27 17 10 0 17-5 22-14 6-11 10-27 10-28 0-3-4-3-4-3-4 0-4 1-7 8-3 13-7 29-19 29-7 0-9-6-9-13 0-4 2-14 4-22 1-6 5-18 6-24l6-24c1-7 5-19 5-21 0-6-5-9-9-9-10 0-12 9-14 18z">
            <text:p/>
          </draw:path>
          <draw:path draw:style-name="gr4" draw:layer="layout" svg:width="0.079cm" svg:height="0.129cm" svg:x="2.656cm" svg:y="2.731cm" svg:viewBox="0 0 80 130" svg:d="M49 5c0-5 0-5-6-5-14 12-35 12-40 12h-3v9h3c5 0 18 0 29-6v98c0 6 0 8-21 8h-10v9c11-1 29-1 40-1 12 0 28 0 39 1v-9h-10c-21 0-21-2-21-8z">
            <text:p/>
          </draw:path>
          <draw:polygon draw:style-name="gr4" draw:layer="layout" svg:width="0.525cm" svg:height="0.015cm" svg:x="2.35cm" svg:y="2.875cm" svg:viewBox="0 0 526 16" draw:points="263,16 0,16 0,0 526,0 526,16">
            <text:p/>
          </draw:polygon>
          <draw:path draw:style-name="gr4" draw:layer="layout" svg:width="0.013cm" svg:height="0.271cm" svg:x="2.39cm" svg:y="2.91cm" svg:viewBox="0 0 14 272" svg:d="M14 11c0-4 0-11-6-11-8 0-8 7-8 11v250c0 4 0 11 7 11s7-7 7-11z">
            <text:p/>
          </draw:path>
          <draw:path draw:style-name="gr4" draw:layer="layout" svg:width="0.172cm" svg:height="0.196cm" svg:x="2.462cm" svg:y="2.923cm" svg:viewBox="0 0 173 197" svg:d="M173 3c0-1-1-3-4-3-1 0-2 0-5 3l-13 17c-10-16-28-20-44-20-39 0-73 31-73 63 0 3 1 14 9 24 10 11 20 14 38 17 5 3 19 5 23 6 9 2 26 9 26 29 0 22-23 48-55 48-23 0-53-9-53-39 0-3 1-8 2-14 0-1 0-1 0-1 0-3-3-3-4-3-4 0-5 0-6 5l-13 54c-1 1-1 3-1 5 0 1 1 3 3 3s2 0 6-5c3-3 11-11 13-14 14 16 36 19 53 19 40 0 73-35 73-67 0-12-4-23-11-30-8-10-13-11-48-19-5-2-14-3-18-4-6-2-17-10-17-25 0-21 24-43 53-43 28 0 43 16 43 43 0 3-2 8-2 12 0 3 4 3 5 3 4 0 4-1 5-5z">
            <text:p/>
          </draw:path>
          <draw:path draw:style-name="gr4" draw:layer="layout" svg:width="0.079cm" svg:height="0.129cm" svg:x="2.659cm" svg:y="3.023cm" svg:viewBox="0 0 80 130" svg:d="M49 5c0-5 0-5-6-5-14 12-35 12-40 12h-3v9h3c5 0 18 0 29-6v98c0 6 0 8-21 8h-10v9c11-1 29-1 40-1 12 0 28 0 39 1v-9h-10c-21 0-21-2-21-8z">
            <text:p/>
          </draw:path>
          <draw:path draw:style-name="gr4" draw:layer="layout" svg:width="0.013cm" svg:height="0.271cm" svg:x="2.822cm" svg:y="2.91cm" svg:viewBox="0 0 14 272" svg:d="M14 11c0-4 0-11-6-11-8 0-8 7-8 11v250c0 4 0 11 7 11s7-7 7-11z">
            <text:p/>
          </draw:path>
          <draw:path draw:style-name="gr4" draw:layer="layout" svg:width="0.237cm" svg:height="0.299cm" svg:x="3.061cm" svg:y="2.733cm" svg:viewBox="0 0 238 300" svg:d="M230 16c4-2 8-4 8-8 0-5-4-8-8-8-2 0-6 1-8 2l-214 101c-7 4-8 6-8 9s2 7 8 9l214 101c6 2 7 2 8 2 4 0 8-3 8-7s-3-6-9-9l-203-96zM223 300c7 0 15 0 15-8 0-7-9-7-15-7h-209c-6 0-14 0-14 7 0 8 7 8 13 8z">
            <text:p/>
          </draw:path>
          <draw:path draw:style-name="gr4" draw:layer="layout" svg:width="0.157cm" svg:height="0.122cm" svg:x="3.591cm" svg:y="2.702cm" svg:viewBox="0 0 158 123" svg:d="M102 76c-1 5-3 16-4 16-6 9-16 23-33 23-19 0-19-17-19-23 0-15 8-35 16-55 2-5 3-10 3-14 0-14-11-23-25-23-28 0-40 37-40 42 0 3 3 3 4 3 5 0 5-1 6-4 6-22 19-33 28-33 5 0 7 3 7 10 0 5-2 12-4 17-15 39-15 46-15 53 0 5 0 18 10 26 8 7 19 9 28 9 17 0 26-9 35-17 7 16 24 17 27 17 10 0 17-5 22-14 6-11 10-27 10-28 0-3-4-3-4-3-4 0-4 1-7 8-3 13-7 29-19 29-7 0-9-6-9-13 0-4 2-14 4-22 1-6 5-18 6-24l6-24c1-7 5-19 5-21 0-6-5-9-9-9-10 0-12 9-14 18z">
            <text:p/>
          </draw:path>
          <draw:path draw:style-name="gr4" draw:layer="layout" svg:width="0.097cm" svg:height="0.129cm" svg:x="3.778cm" svg:y="2.731cm" svg:viewBox="0 0 98 130" svg:d="M98 92h-9c0 4-2 16-5 18-3 1-18 1-21 1h-39c13-10 28-21 40-29 17-12 34-23 34-44 0-24-24-38-52-38-26 0-46 15-46 34 0 10 9 12 11 12 5 0 12-3 12-11s-5-11-11-12c6-9 17-14 30-14 18 0 34 11 34 29 0 17-11 30-27 42l-47 41c-2 1-2 1-2 3v6h91z">
            <text:p/>
          </draw:path>
          <draw:polygon draw:style-name="gr4" draw:layer="layout" svg:width="0.525cm" svg:height="0.015cm" svg:x="3.483cm" svg:y="2.875cm" svg:viewBox="0 0 526 16" draw:points="263,16 0,16 0,0 526,0 526,16">
            <text:p/>
          </draw:polygon>
          <draw:path draw:style-name="gr4" draw:layer="layout" svg:width="0.013cm" svg:height="0.271cm" svg:x="3.522cm" svg:y="2.91cm" svg:viewBox="0 0 14 272" svg:d="M14 11c0-4 0-11-6-11-8 0-8 7-8 11v250c0 4 0 11 7 11s7-7 7-11z">
            <text:p/>
          </draw:path>
          <draw:path draw:style-name="gr4" draw:layer="layout" svg:width="0.172cm" svg:height="0.196cm" svg:x="3.595cm" svg:y="2.923cm" svg:viewBox="0 0 173 197" svg:d="M173 3c0-1-1-3-4-3-1 0-2 0-5 3l-13 17c-10-16-28-20-44-20-39 0-73 31-73 63 0 3 1 14 9 24 10 11 20 14 38 17 5 3 19 5 23 6 9 2 26 9 26 29 0 22-23 48-55 48-23 0-53-9-53-39 0-3 1-8 2-14 0-1 0-1 0-1 0-3-3-3-4-3-4 0-5 0-6 5l-13 54c-1 1-1 3-1 5 0 1 1 3 3 3s2 0 6-5c3-3 11-11 13-14 14 16 36 19 53 19 40 0 73-35 73-67 0-12-4-23-11-30-8-10-13-11-48-19-5-2-14-3-18-4-6-2-17-10-17-25 0-21 24-43 53-43 28 0 43 16 43 43 0 3-2 8-2 12 0 3 4 3 5 3 4 0 4-1 5-5z">
            <text:p/>
          </draw:path>
          <draw:path draw:style-name="gr4" draw:layer="layout" svg:width="0.097cm" svg:height="0.129cm" svg:x="3.782cm" svg:y="3.023cm" svg:viewBox="0 0 98 130" svg:d="M98 92h-9c0 4-2 16-5 18-3 1-18 1-21 1h-39c13-10 28-21 40-29 17-12 34-23 34-44 0-24-24-38-52-38-26 0-46 15-46 34 0 10 9 12 11 12 5 0 12-3 12-11s-5-11-11-12c6-9 17-14 30-14 18 0 34 11 34 29 0 17-11 30-27 42l-47 41c-2 1-2 1-2 3v6h91z">
            <text:p/>
          </draw:path>
          <draw:path draw:style-name="gr4" draw:layer="layout" svg:width="0.013cm" svg:height="0.271cm" svg:x="3.955cm" svg:y="2.91cm" svg:viewBox="0 0 14 272" svg:d="M14 11c0-4 0-11-6-11-8 0-8 7-8 11v250c0 4 0 11 7 11s7-7 7-11z">
            <text:p/>
          </draw:path>
          <draw:path draw:style-name="gr4" draw:layer="layout" svg:width="0.237cm" svg:height="0.299cm" svg:x="4.193cm" svg:y="2.733cm" svg:viewBox="0 0 238 300" svg:d="M230 16c4-2 8-4 8-8 0-5-4-8-8-8-2 0-6 1-8 2l-214 101c-7 4-8 6-8 9s2 7 8 9l214 101c6 2 7 2 8 2 4 0 8-3 8-7s-3-6-9-9l-203-96zM223 300c7 0 15 0 15-8 0-7-9-7-15-7h-209c-6 0-14 0-14 7 0 8 7 8 13 8z">
            <text:p/>
          </draw:path>
          <draw:path draw:style-name="gr4" draw:layer="layout" svg:width="0.041cm" svg:height="0.041cm" svg:x="4.602cm" svg:y="2.862cm" svg:viewBox="0 0 42 42" svg:d="M42 21c0-11-9-21-21-21-11 0-21 10-21 21 0 12 10 21 21 21 12 0 21-9 21-21z">
            <text:p/>
          </draw:path>
          <draw:path draw:style-name="gr4" draw:layer="layout" svg:width="0.041cm" svg:height="0.041cm" svg:x="4.775cm" svg:y="2.862cm" svg:viewBox="0 0 42 42" svg:d="M42 21c0-11-9-21-21-21-11 0-21 10-21 21 0 12 10 21 21 21 12 0 21-9 21-21z">
            <text:p/>
          </draw:path>
          <draw:path draw:style-name="gr4" draw:layer="layout" svg:width="0.041cm" svg:height="0.041cm" svg:x="4.946cm" svg:y="2.862cm" svg:viewBox="0 0 42 42" svg:d="M42 21c0-11-9-21-21-21-11 0-21 10-21 21 0 12 10 21 21 21 12 0 21-9 21-21z">
            <text:p/>
          </draw:path>
          <draw:path draw:style-name="gr4" draw:layer="layout" svg:width="0.237cm" svg:height="0.299cm" svg:x="5.16cm" svg:y="2.733cm" svg:viewBox="0 0 238 300" svg:d="M230 16c4-2 8-4 8-8 0-5-4-8-8-8-2 0-6 1-8 2l-214 101c-7 4-8 6-8 9s2 7 8 9l214 101c6 2 7 2 8 2 4 0 8-3 8-7s-3-6-9-9l-203-96zM223 300c7 0 15 0 15-8 0-7-9-7-15-7h-209c-6 0-14 0-14 7 0 8 7 8 13 8z">
            <text:p/>
          </draw:path>
          <draw:path draw:style-name="gr4" draw:layer="layout" svg:width="0.157cm" svg:height="0.122cm" svg:x="5.69cm" svg:y="2.702cm" svg:viewBox="0 0 158 123" svg:d="M102 76c-1 5-3 16-4 16-6 9-16 23-33 23-19 0-19-17-19-23 0-15 8-35 16-55 2-5 3-10 3-14 0-14-11-23-25-23-28 0-40 37-40 42 0 3 3 3 4 3 5 0 5-1 6-4 6-22 19-33 28-33 5 0 7 3 7 10 0 5-2 12-4 17-15 39-15 46-15 53 0 5 0 18 10 26 8 7 19 9 28 9 17 0 26-9 35-17 7 16 24 17 27 17 10 0 17-5 22-14 6-11 10-27 10-28 0-3-4-3-4-3-4 0-4 1-7 8-3 13-7 29-19 29-7 0-9-6-9-13 0-4 2-14 4-22 1-6 5-18 6-24l6-24c1-7 5-19 5-21 0-6-5-9-9-9-10 0-12 9-14 18z">
            <text:p/>
          </draw:path>
          <draw:path draw:style-name="gr4" draw:layer="layout" svg:width="0.135cm" svg:height="0.088cm" svg:x="5.878cm" svg:y="2.774cm" svg:viewBox="0 0 136 89" svg:d="M20 67c-1 6-4 13-4 14 0 5 5 8 8 8s8-2 9-7c1-1 3-11 4-15 7-26 7-27 7-27 3-6 16-33 41-33 10 0 13 5 13 14 0 11-8 31-12 42-1 3-2 5-2 8 0 10 9 18 20 18 21 0 32-26 32-31 0-2-3-2-4-2-3 0-3 0-4 4-4 11-13 22-22 22-5 0-6-3-6-7 0-5 0-7 2-11 4-8 12-30 12-41 0-14-10-23-28-23s-30 11-38 20c0-17-16-20-23-20-20 0-25 30-25 31 0 2 3 2 4 2 4 0 4-1 5-3 2-12 7-23 15-23 7 0 8 6 8 9 0 4-2 11-3 16-2 5-4 13-5 17z">
            <text:p/>
          </draw:path>
          <draw:polygon draw:style-name="gr4" draw:layer="layout" svg:width="0.563cm" svg:height="0.015cm" svg:x="5.582cm" svg:y="2.875cm" svg:viewBox="0 0 564 16" draw:points="282,16 0,16 0,0 564,0 564,16">
            <text:p/>
          </draw:polygon>
          <draw:path draw:style-name="gr4" draw:layer="layout" svg:width="0.013cm" svg:height="0.271cm" svg:x="5.622cm" svg:y="2.91cm" svg:viewBox="0 0 14 272" svg:d="M14 11c0-4 0-11-6-11-8 0-8 7-8 11v250c0 4 0 11 7 11s7-7 7-11z">
            <text:p/>
          </draw:path>
          <draw:path draw:style-name="gr4" draw:layer="layout" svg:width="0.172cm" svg:height="0.196cm" svg:x="5.694cm" svg:y="2.923cm" svg:viewBox="0 0 173 197" svg:d="M173 3c0-1-1-3-4-3-1 0-2 0-5 3l-13 17c-10-16-28-20-44-20-39 0-73 31-73 63 0 3 1 14 9 24 10 11 20 14 38 17 5 3 19 5 23 6 9 2 26 9 26 29 0 22-23 48-55 48-23 0-53-9-53-39 0-3 1-8 2-14 0-1 0-1 0-1 0-3-3-3-4-3-4 0-5 0-6 5l-13 54c-1 1-1 3-1 5 0 1 1 3 3 3s2 0 6-5c3-3 11-11 13-14 14 16 36 19 53 19 40 0 73-35 73-67 0-12-4-23-11-30-8-10-13-11-48-19-5-2-14-3-18-4-6-2-17-10-17-25 0-21 24-43 53-43 28 0 43 16 43 43 0 3-2 8-2 12 0 3 4 3 5 3 4 0 4-1 5-5z">
            <text:p/>
          </draw:path>
          <draw:path draw:style-name="gr4" draw:layer="layout" svg:width="0.135cm" svg:height="0.088cm" svg:x="5.881cm" svg:y="3.065cm" svg:viewBox="0 0 136 89" svg:d="M20 67c-1 6-4 13-4 14 0 5 5 8 8 8s8-2 9-7c1-1 3-11 4-15 7-26 7-27 7-27 3-6 16-33 41-33 10 0 13 5 13 14 0 11-8 31-12 42-1 3-2 5-2 8 0 10 9 18 20 18 21 0 32-26 32-31 0-2-3-2-4-2-3 0-3 0-4 4-4 11-13 22-22 22-5 0-6-3-6-7 0-5 0-7 2-11 4-8 12-30 12-41 0-14-10-23-28-23s-30 11-38 20c0-17-16-20-23-20-20 0-25 30-25 31 0 2 3 2 4 2 4 0 4-1 5-3 2-12 7-23 15-23 7 0 8 6 8 9 0 4-2 11-3 16-2 5-4 13-5 17z">
            <text:p/>
          </draw:path>
          <draw:path draw:style-name="gr4" draw:layer="layout" svg:width="0.013cm" svg:height="0.271cm" svg:x="6.092cm" svg:y="2.91cm" svg:viewBox="0 0 14 272" svg:d="M14 11c0-4 0-11-6-11-8 0-8 7-8 11v250c0 4 0 11 7 11s7-7 7-1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68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5:50:03.103906305</meta:creation-date>
    <dc:date>2014-10-29T06:30:24.089015660</dc:date>
    <meta:editing-duration>PT1H20M13S</meta:editing-duration>
    <meta:editing-cycles>42</meta:editing-cycles>
    <meta:generator>LibreOffice/4.3.2.2$Linux_X86_64 LibreOffice_project/430m0$Build-2</meta:generator>
    <dc:creator>majid </dc:creator>
    <meta:document-statistic meta:object-count="321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§§\def\CC{\mathbb C}§\def\RR{\mathbb R}§\def\ZZ{\mathbb Z}§\def\EE{\mathbb E}§\def\II{\mathbb I}§\def\cA{\mathcal A}§\def\cB{\mathcal B}§\def\cC{\mathcal C}§\def\cD{\mathcal D}§\def\cF{\mathcal F}§\def\cG{\mathcal G}§\def\cI{\mathcal I}§\def\cH{\mathcal H}§\def\cJ{\mathcal J}§\def\cK{\mathcal K}§\def\cL{\mathcal L}§\def\cM{\mathcal M}§\def\cN{\mathcal N}§\def\cS{\mathcal S}§\def\cT{\mathcal T}§\def\cO{\mathcal O}§\def\cU{\mathcal U}§\def\cY{\mathcal Y}§\def\cW{\mathcal W}§\def\cX{\mathcal X}§</meta:user-defined>
  </office:meta>
</office:document-meta>
</file>